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8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27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aglyphURL</text:p>
          </table:table-cell>
          <table:table-cell table:style-name="ce1" office:value-type="string" calcext:value-type="string">
            <text:p>Deskrifans</text:p>
          </table:table-cell>
          <table:table-cell table:style-name="ce1" office:value-type="string" calcext:value-type="string">
            <text:p>Dorhys</text:p>
          </table:table-cell>
          <table:table-cell table:style-name="ce1" office:value-type="string" calcext:value-type="string">
            <text:p>Dorhys180</text:p>
          </table:table-cell>
          <table:table-cell table:style-name="ce1" office:value-type="string" calcext:value-type="string">
            <text:p>Dorles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style-name="ce3" office:value-type="string" calcext:value-type="string">
            <text:p>ESP_043099_2310</text:p>
          </table:table-cell>
          <table:table-cell table:formula="of:=&quot;http://www.uahirise.org/kw/&quot;&amp;[.B2]" office:value-type="string" office:string-value="http://www.uahirise.org/kw/ESP_043099_2310" calcext:value-type="string">
            <text:p>http://www.uahirise.org/kw/ESP_043099_2310</text:p>
          </table:table-cell>
          <table:table-cell/>
          <table:table-cell office:value-type="string" calcext:value-type="string">
            <text:p>Ow korwolyas kowdoll rewek</text:p>
          </table:table-cell>
          <table:table-cell office:value-type="float" office:value="265" calcext:value-type="float">
            <text:p>265</text:p>
          </table:table-cell>
          <table:table-cell table:formula="of:=IF([.F2]&gt;180;[.F2]-360;[.F2])" office:value-type="float" office:value="-95" calcext:value-type="float">
            <text:p>-9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ESP_043098_1650</text:p>
          </table:table-cell>
          <table:table-cell table:formula="of:=&quot;http://www.uahirise.org/kw/&quot;&amp;[.B3]" office:value-type="string" office:string-value="http://www.uahirise.org/kw/ESP_043098_1650" calcext:value-type="string">
            <text:p>http://www.uahirise.org/kw/ESP_043098_1650</text:p>
          </table:table-cell>
          <table:table-cell office:value-type="string" calcext:value-type="string">
            <text:p>http://www.uahirise.org/anaglyph/singula.php?ID=ESP_043098_1650</text:p>
          </table:table-cell>
          <table:table-cell office:value-type="string" calcext:value-type="string">
            <text:p>Tewynnow ow kodha ha dorslynkyow yn Cooperates Chasma</text:p>
          </table:table-cell>
          <table:table-cell office:value-type="float" office:value="303" calcext:value-type="float">
            <text:p>303</text:p>
          </table:table-cell>
          <table:table-cell table:formula="of:=IF([.F3]&gt;180;[.F3]-360;[.F3])" office:value-type="float" office:value="-57" calcext:value-type="float">
            <text:p>-57</text:p>
          </table:table-cell>
          <table:table-cell office:value-type="float" office:value="-15" calcext:value-type="float">
            <text:p>-1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ESP_043097_1985</text:p>
          </table:table-cell>
          <table:table-cell table:formula="of:=&quot;http://www.uahirise.org/kw/&quot;&amp;[.B4]" office:value-type="string" office:string-value="http://www.uahirise.org/kw/ESP_043097_1985" calcext:value-type="string">
            <text:p>http://www.uahirise.org/kw/ESP_043097_1985</text:p>
          </table:table-cell>
          <table:table-cell office:value-type="string" calcext:value-type="string">
            <text:p>http://www.uahirise.org/anaglyph/singula.php?ID=ESP_043519_1985</text:p>
          </table:table-cell>
          <table:table-cell office:value-type="string" calcext:value-type="string">
            <text:p>Kowdoll Zir yn Chryse Planitia</text:p>
          </table:table-cell>
          <table:table-cell office:value-type="float" office:value="323" calcext:value-type="float">
            <text:p>323</text:p>
          </table:table-cell>
          <table:table-cell table:formula="of:=IF([.F4]&gt;180;[.F4]-360;[.F4])"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ESP_043097_1475</text:p>
          </table:table-cell>
          <table:table-cell table:formula="of:=&quot;http://www.uahirise.org/kw/&quot;&amp;[.B5]" office:value-type="string" office:string-value="http://www.uahirise.org/kw/ESP_043097_1475" calcext:value-type="string">
            <text:p>http://www.uahirise.org/kw/ESP_043097_1475</text:p>
          </table:table-cell>
          <table:table-cell/>
          <table:table-cell office:value-type="string" calcext:value-type="string">
            <text:p>Kanolyow ha daffar haval orth lin dhe'n north-est a Gowdoll Hale</text:p>
          </table:table-cell>
          <table:table-cell office:value-type="float" office:value="330" calcext:value-type="float">
            <text:p>330</text:p>
          </table:table-cell>
          <table:table-cell table:formula="of:=IF([.F5]&gt;180;[.F5]-360;[.F5])"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ESP_043096_2140</text:p>
          </table:table-cell>
          <table:table-cell table:formula="of:=&quot;http://www.uahirise.org/kw/&quot;&amp;[.B6]" office:value-type="string" office:string-value="http://www.uahirise.org/kw/ESP_043096_2140" calcext:value-type="string">
            <text:p>http://www.uahirise.org/kw/ESP_043096_2140</text:p>
          </table:table-cell>
          <table:table-cell/>
          <table:table-cell office:value-type="string" calcext:value-type="string">
            <text:p>Mesaow a-ji seudh yn Arabia Terra a'n north-west</text:p>
          </table:table-cell>
          <table:table-cell office:value-type="float" office:value="349" calcext:value-type="float">
            <text:p>349</text:p>
          </table:table-cell>
          <table:table-cell table:formula="of:=IF([.F6]&gt;180;[.F6]-360;[.F6])"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ESP_043094_2570</text:p>
          </table:table-cell>
          <table:table-cell table:formula="of:=&quot;http://www.uahirise.org/kw/&quot;&amp;[.B7]" office:value-type="string" office:string-value="http://www.uahirise.org/kw/ESP_043094_2570" calcext:value-type="string">
            <text:p>http://www.uahirise.org/kw/ESP_043094_2570</text:p>
          </table:table-cell>
          <table:table-cell/>
          <table:table-cell office:value-type="string" calcext:value-type="string">
            <text:p>Tewynnow ha kowdoll koth eskniys y'n ranndir pennaghlek</text:p>
          </table:table-cell>
          <table:table-cell office:value-type="float" office:value="30" calcext:value-type="float">
            <text:p>30</text:p>
          </table:table-cell>
          <table:table-cell table:formula="of:=IF([.F7]&gt;180;[.F7]-360;[.F7])"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ESP_043094_1545</text:p>
          </table:table-cell>
          <table:table-cell table:formula="of:=&quot;http://www.uahirise.org/kw/&quot;&amp;[.B8]" office:value-type="string" office:string-value="http://www.uahirise.org/kw/ESP_043094_1545" calcext:value-type="string">
            <text:p>http://www.uahirise.org/kw/ESP_043094_1545</text:p>
          </table:table-cell>
          <table:table-cell/>
          <table:table-cell office:value-type="string" calcext:value-type="string">
            <text:p>Gwelidor gwiskasek war woles kowdoll</text:p>
          </table:table-cell>
          <table:table-cell office:value-type="float" office:value="51" calcext:value-type="float">
            <text:p>51</text:p>
          </table:table-cell>
          <table:table-cell table:formula="of:=IF([.F8]&gt;180;[.F8]-360;[.F8])" office:value-type="float" office:value="51" calcext:value-type="float">
            <text:p>51</text:p>
          </table:table-cell>
          <table:table-cell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ESP_043093_2565</text:p>
          </table:table-cell>
          <table:table-cell table:formula="of:=&quot;http://www.uahirise.org/kw/&quot;&amp;[.B9]" office:value-type="string" office:string-value="http://www.uahirise.org/kw/ESP_043093_2565" calcext:value-type="string">
            <text:p>http://www.uahirise.org/kw/ESP_043093_2565</text:p>
          </table:table-cell>
          <table:table-cell/>
          <table:table-cell office:value-type="string" calcext:value-type="string">
            <text:p>Tewynnow yeyn pennaghlek</text:p>
          </table:table-cell>
          <table:table-cell office:value-type="float" office:value="58" calcext:value-type="float">
            <text:p>58</text:p>
          </table:table-cell>
          <table:table-cell table:formula="of:=IF([.F9]&gt;180;[.F9]-360;[.F9])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ESP_043093_1965</text:p>
          </table:table-cell>
          <table:table-cell table:formula="of:=&quot;http://www.uahirise.org/kw/&quot;&amp;[.B10]" office:value-type="string" office:string-value="http://www.uahirise.org/kw/ESP_043093_1965" calcext:value-type="string">
            <text:p>http://www.uahirise.org/kw/ESP_043093_1965</text:p>
          </table:table-cell>
          <table:table-cell/>
          <table:table-cell office:value-type="string" calcext:value-type="string">
            <text:p>Kowdoll strekys gwithys yn ta, 6 kilometer a-dreus, yn rannvro Syrtis Major</text:p>
          </table:table-cell>
          <table:table-cell office:value-type="float" office:value="74" calcext:value-type="float">
            <text:p>74</text:p>
          </table:table-cell>
          <table:table-cell table:formula="of:=IF([.F10]&gt;180;[.F10]-360;[.F10])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ESP_043090_1935</text:p>
          </table:table-cell>
          <table:table-cell table:formula="of:=&quot;http://www.uahirise.org/kw/&quot;&amp;[.B11]" office:value-type="string" office:string-value="http://www.uahirise.org/kw/ESP_043090_1935" calcext:value-type="string">
            <text:p>http://www.uahirise.org/kw/ESP_043090_1935</text:p>
          </table:table-cell>
          <table:table-cell/>
          <table:table-cell office:value-type="string" calcext:value-type="string">
            <text:p>Linennow gwyns yn rannvro Cerberus</text:p>
          </table:table-cell>
          <table:table-cell office:value-type="float" office:value="156" calcext:value-type="float">
            <text:p>156</text:p>
          </table:table-cell>
          <table:table-cell table:formula="of:=IF([.F11]&gt;180;[.F11]-360;[.F11])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SP_043089_2075</text:p>
          </table:table-cell>
          <table:table-cell table:formula="of:=&quot;http://www.uahirise.org/kw/&quot;&amp;[.B12]" office:value-type="string" office:string-value="http://www.uahirise.org/kw/ESP_043089_2075" calcext:value-type="string">
            <text:p>http://www.uahirise.org/kw/ESP_043089_2075</text:p>
          </table:table-cell>
          <table:table-cell office:value-type="string" calcext:value-type="string">
            <text:p>http://www.uahirise.org/anaglyph/singula.php?ID=ESP_043722_2075</text:p>
          </table:table-cell>
          <table:table-cell office:value-type="string" calcext:value-type="string">
            <text:p>Nasyow kylghyek ynter Arcadia Planitia hag Amazonia Planitia</text:p>
          </table:table-cell>
          <table:table-cell office:value-type="float" office:value="181" calcext:value-type="float">
            <text:p>181</text:p>
          </table:table-cell>
          <table:table-cell table:formula="of:=IF([.F12]&gt;180;[.F12]-360;[.F12])" office:value-type="float" office:value="-179" calcext:value-type="float">
            <text:p>-17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SP_043088_1915</text:p>
          </table:table-cell>
          <table:table-cell table:formula="of:=&quot;http://www.uahirise.org/kw/&quot;&amp;[.B13]" office:value-type="string" office:string-value="http://www.uahirise.org/kw/ESP_043088_1915" calcext:value-type="string">
            <text:p>http://www.uahirise.org/kw/ESP_043088_1915</text:p>
          </table:table-cell>
          <table:table-cell/>
          <table:table-cell office:value-type="string" calcext:value-type="string">
            <text:p>Dihevelepterow tirwedhek dhe les yn Amazonis Planitia a'n howldrevel</text:p>
          </table:table-cell>
          <table:table-cell office:value-type="float" office:value="211" calcext:value-type="float">
            <text:p>211</text:p>
          </table:table-cell>
          <table:table-cell table:formula="of:=IF([.F13]&gt;180;[.F13]-360;[.F13])" office:value-type="float" office:value="-149" calcext:value-type="float">
            <text:p>-14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ESP_043087_2605</text:p>
          </table:table-cell>
          <table:table-cell table:formula="of:=&quot;http://www.uahirise.org/kw/&quot;&amp;[.B14]" office:value-type="string" office:string-value="http://www.uahirise.org/kw/ESP_043087_2605" calcext:value-type="string">
            <text:p>http://www.uahirise.org/kw/ESP_043087_2605</text:p>
          </table:table-cell>
          <table:table-cell/>
          <table:table-cell office:value-type="string" calcext:value-type="string">
            <text:p>Tewynnow gans lesansow godhosel dhe les</text:p>
          </table:table-cell>
          <table:table-cell office:value-type="float" office:value="217" calcext:value-type="float">
            <text:p>217</text:p>
          </table:table-cell>
          <table:table-cell table:formula="of:=IF([.F14]&gt;180;[.F14]-360;[.F14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ESP_043086_2290</text:p>
          </table:table-cell>
          <table:table-cell table:formula="of:=&quot;http://www.uahirise.org/kw/&quot;&amp;[.B15]" office:value-type="string" office:string-value="http://www.uahirise.org/kw/ESP_043086_2290" calcext:value-type="string">
            <text:p>http://www.uahirise.org/kw/ESP_043086_2290</text:p>
          </table:table-cell>
          <table:table-cell/>
          <table:table-cell office:value-type="string" calcext:value-type="string">
            <text:p>Kowdoll a dermyn dororiethel a-dhiwedhes</text:p>
          </table:table-cell>
          <table:table-cell office:value-type="float" office:value="260" calcext:value-type="float">
            <text:p>260</text:p>
          </table:table-cell>
          <table:table-cell table:formula="of:=IF([.F15]&gt;180;[.F15]-360;[.F15])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ESP_043086_1715</text:p>
          </table:table-cell>
          <table:table-cell table:formula="of:=&quot;http://www.uahirise.org/kw/&quot;&amp;[.B16]" office:value-type="string" office:string-value="http://www.uahirise.org/kw/ESP_043086_1715" calcext:value-type="string">
            <text:p>http://www.uahirise.org/kw/ESP_043086_1715</text:p>
          </table:table-cell>
          <table:table-cell/>
          <table:table-cell office:value-type="string" calcext:value-type="string">
            <text:p>Godhesow dowrhes gwann-liwys yn Noctus Labrinthus a'n howldrevel</text:p>
          </table:table-cell>
          <table:table-cell office:value-type="float" office:value="268" calcext:value-type="float">
            <text:p>268</text:p>
          </table:table-cell>
          <table:table-cell table:formula="of:=IF([.F16]&gt;180;[.F16]-360;[.F16])" office:value-type="float" office:value="-92" calcext:value-type="float">
            <text:p>-92</text:p>
          </table:table-cell>
          <table:table-cell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ESP_043071_2550</text:p>
          </table:table-cell>
          <table:table-cell table:formula="of:=&quot;http://www.uahirise.org/kw/&quot;&amp;[.B17]" office:value-type="string" office:string-value="http://www.uahirise.org/kw/ESP_043071_2550" calcext:value-type="string">
            <text:p>http://www.uahirise.org/kw/ESP_043071_2550</text:p>
          </table:table-cell>
          <table:table-cell/>
          <table:table-cell office:value-type="string" calcext:value-type="string">
            <text:p>Yey Treussplanadow war Dewynnow</text:p>
          </table:table-cell>
          <table:table-cell office:value-type="float" office:value="300" calcext:value-type="float">
            <text:p>300</text:p>
          </table:table-cell>
          <table:table-cell table:formula="of:=IF([.F17]&gt;180;[.F17]-360;[.F17])"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SP_043071_1435</text:p>
          </table:table-cell>
          <table:table-cell table:formula="of:=&quot;http://www.uahirise.org/kw/&quot;&amp;[.B18]" office:value-type="string" office:string-value="http://www.uahirise.org/kw/ESP_043071_1435" calcext:value-type="string">
            <text:p>http://www.uahirise.org/kw/ESP_043071_1435</text:p>
          </table:table-cell>
          <table:table-cell/>
          <table:table-cell office:value-type="string" calcext:value-type="string">
            <text:p>Kanolyow y’n Estowlans Kowdoll Hale</text:p>
          </table:table-cell>
          <table:table-cell office:value-type="float" office:value="321" calcext:value-type="float">
            <text:p>321</text:p>
          </table:table-cell>
          <table:table-cell table:formula="of:=IF([.F18]&gt;180;[.F18]-360;[.F18])"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ESP_043070_2025</text:p>
          </table:table-cell>
          <table:table-cell table:formula="of:=&quot;http://www.uahirise.org/kw/&quot;&amp;[.B19]" office:value-type="string" office:string-value="http://www.uahirise.org/kw/ESP_043070_2025" calcext:value-type="string">
            <text:p>http://www.uahirise.org/kw/ESP_043070_2025</text:p>
          </table:table-cell>
          <table:table-cell office:value-type="string" calcext:value-type="string">
            <text:p>http://www.uahirise.org/anaglyph/singula.php?ID=ESP_028354_2025</text:p>
          </table:table-cell>
          <table:table-cell office:value-type="string" calcext:value-type="string">
            <text:p>Tiredh a-ji dhe Gowdoll Mclaughlin</text:p>
          </table:table-cell>
          <table:table-cell office:value-type="float" office:value="338" calcext:value-type="float">
            <text:p>338</text:p>
          </table:table-cell>
          <table:table-cell table:formula="of:=IF([.F19]&gt;180;[.F19]-360;[.F19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ESP_043069_1905</text:p>
          </table:table-cell>
          <table:table-cell table:formula="of:=&quot;http://www.uahirise.org/kw/&quot;&amp;[.B20]" office:value-type="string" office:string-value="http://www.uahirise.org/kw/ESP_043069_1905" calcext:value-type="string">
            <text:p>http://www.uahirise.org/kw/ESP_043069_1905</text:p>
          </table:table-cell>
          <table:table-cell/>
          <table:table-cell office:value-type="string" calcext:value-type="string">
            <text:p>Ow Korwolyas an Tewynnow yn Arabia Terra</text:p>
          </table:table-cell>
          <table:table-cell office:value-type="float" office:value="9" calcext:value-type="float">
            <text:p>9</text:p>
          </table:table-cell>
          <table:table-cell table:formula="of:=IF([.F20]&gt;180;[.F20]-360;[.F20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ESP_043066_2575</text:p>
          </table:table-cell>
          <table:table-cell table:formula="of:=&quot;http://www.uahirise.org/kw/&quot;&amp;[.B21]" office:value-type="string" office:string-value="http://www.uahirise.org/kw/ESP_043066_2575" calcext:value-type="string">
            <text:p>http://www.uahirise.org/kw/ESP_043066_2575</text:p>
          </table:table-cell>
          <table:table-cell/>
          <table:table-cell office:value-type="string" calcext:value-type="string">
            <text:p>Gronn a Dewynnow Pennaghlek gans Fynnglow</text:p>
          </table:table-cell>
          <table:table-cell office:value-type="float" office:value="76" calcext:value-type="float">
            <text:p>76</text:p>
          </table:table-cell>
          <table:table-cell table:formula="of:=IF([.F21]&gt;180;[.F21]-360;[.F21])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ESP_043066_1730</text:p>
          </table:table-cell>
          <table:table-cell table:formula="of:=&quot;http://www.uahirise.org/kw/&quot;&amp;[.B22]" office:value-type="string" office:string-value="http://www.uahirise.org/kw/ESP_043066_1730" calcext:value-type="string">
            <text:p>http://www.uahirise.org/kw/ESP_043066_1730</text:p>
          </table:table-cell>
          <table:table-cell/>
          <table:table-cell office:value-type="string" calcext:value-type="string">
            <text:p>Gorwolyas Tewynnow Kowdoll Briault</text:p>
          </table:table-cell>
          <table:table-cell office:value-type="float" office:value="94" calcext:value-type="float">
            <text:p>94</text:p>
          </table:table-cell>
          <table:table-cell table:formula="of:=IF([.F22]&gt;180;[.F22]-360;[.F22])"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ESP_043064_1830</text:p>
          </table:table-cell>
          <table:table-cell table:formula="of:=&quot;http://www.uahirise.org/kw/&quot;&amp;[.B23]" office:value-type="string" office:string-value="http://www.uahirise.org/kw/ESP_043064_1830" calcext:value-type="string">
            <text:p>http://www.uahirise.org/kw/ESP_043064_1830</text:p>
          </table:table-cell>
          <table:table-cell/>
          <table:table-cell office:value-type="string" calcext:value-type="string">
            <text:p>Lava Fros ha Pigern Diwreydh yn Cerberus Palus</text:p>
          </table:table-cell>
          <table:table-cell office:value-type="float" office:value="147" calcext:value-type="float">
            <text:p>147</text:p>
          </table:table-cell>
          <table:table-cell table:formula="of:=IF([.F23]&gt;180;[.F23]-360;[.F23])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ESP_043063_2060</text:p>
          </table:table-cell>
          <table:table-cell table:formula="of:=&quot;http://www.uahirise.org/kw/&quot;&amp;[.B24]" office:value-type="string" office:string-value="http://www.uahirise.org/kw/ESP_043063_2060" calcext:value-type="string">
            <text:p>http://www.uahirise.org/kw/ESP_043063_2060</text:p>
          </table:table-cell>
          <table:table-cell/>
          <table:table-cell office:value-type="string" calcext:value-type="string">
            <text:p>Arenep Gwenennek yn Tartarus Montes</text:p>
          </table:table-cell>
          <table:table-cell office:value-type="float" office:value="172" calcext:value-type="float">
            <text:p>172</text:p>
          </table:table-cell>
          <table:table-cell table:formula="of:=IF([.F24]&gt;180;[.F24]-360;[.F24])"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ESP_043063_1690</text:p>
          </table:table-cell>
          <table:table-cell table:formula="of:=&quot;http://www.uahirise.org/kw/&quot;&amp;[.B25]" office:value-type="string" office:string-value="http://www.uahirise.org/kw/ESP_043063_1690" calcext:value-type="string">
            <text:p>http://www.uahirise.org/kw/ESP_043063_1690</text:p>
          </table:table-cell>
          <table:table-cell/>
          <table:table-cell office:value-type="string" calcext:value-type="string">
            <text:p>Kowdoll Hen ha Daslenwys gans Amal Eskniys</text:p>
          </table:table-cell>
          <table:table-cell office:value-type="float" office:value="176" calcext:value-type="float">
            <text:p>176</text:p>
          </table:table-cell>
          <table:table-cell table:formula="of:=IF([.F25]&gt;180;[.F25]-360;[.F25])" office:value-type="float" office:value="176" calcext:value-type="float">
            <text:p>176</text:p>
          </table:table-cell>
          <table:table-cell office:value-type="float" office:value="-11" calcext:value-type="float">
            <text:p>-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ESP_043061_2415</text:p>
          </table:table-cell>
          <table:table-cell table:formula="of:=&quot;http://www.uahirise.org/kw/&quot;&amp;[.B26]" office:value-type="string" office:string-value="http://www.uahirise.org/kw/ESP_043061_2415" calcext:value-type="string">
            <text:p>http://www.uahirise.org/kw/ESP_043061_2415</text:p>
          </table:table-cell>
          <table:table-cell/>
          <table:table-cell office:value-type="string" calcext:value-type="string">
            <text:p>Kneghow war Wastatiryow a'n Gogledh</text:p>
          </table:table-cell>
          <table:table-cell office:value-type="float" office:value="220" calcext:value-type="float">
            <text:p>220</text:p>
          </table:table-cell>
          <table:table-cell table:formula="of:=IF([.F26]&gt;180;[.F26]-360;[.F26])" office:value-type="float" office:value="-140" calcext:value-type="float">
            <text:p>-14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ESP_043058_2140</text:p>
          </table:table-cell>
          <table:table-cell table:formula="of:=&quot;http://www.uahirise.org/kw/&quot;&amp;[.B27]" office:value-type="string" office:string-value="http://www.uahirise.org/kw/ESP_043058_2140" calcext:value-type="string">
            <text:p>http://www.uahirise.org/kw/ESP_043058_2140</text:p>
          </table:table-cell>
          <table:table-cell/>
          <table:table-cell office:value-type="string" calcext:value-type="string">
            <text:p>Saven war Nilokeras Scopulus</text:p>
          </table:table-cell>
          <table:table-cell office:value-type="float" office:value="306" calcext:value-type="float">
            <text:p>306</text:p>
          </table:table-cell>
          <table:table-cell table:formula="of:=IF([.F27]&gt;180;[.F27]-360;[.F27])" office:value-type="float" office:value="-54" calcext:value-type="float">
            <text:p>-5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ESP_043057_1985</text:p>
          </table:table-cell>
          <table:table-cell table:formula="of:=&quot;http://www.uahirise.org/kw/&quot;&amp;[.B28]" office:value-type="string" office:string-value="http://www.uahirise.org/kw/ESP_043057_1985" calcext:value-type="string">
            <text:p>http://www.uahirise.org/kw/ESP_043057_1985</text:p>
          </table:table-cell>
          <table:table-cell/>
          <table:table-cell office:value-type="string" calcext:value-type="string">
            <text:p>Tiredh yn Ranndir Oxia Palus</text:p>
          </table:table-cell>
          <table:table-cell office:value-type="float" office:value="336" calcext:value-type="float">
            <text:p>336</text:p>
          </table:table-cell>
          <table:table-cell table:formula="of:=IF([.F28]&gt;180;[.F28]-360;[.F28])"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ESP_043051_2635</text:p>
          </table:table-cell>
          <table:table-cell table:formula="of:=&quot;http://www.uahirise.org/kw/&quot;&amp;[.B29]" office:value-type="string" office:string-value="http://www.uahirise.org/kw/ESP_043051_2635" calcext:value-type="string">
            <text:p>http://www.uahirise.org/kw/ESP_043051_2635</text:p>
          </table:table-cell>
          <table:table-cell/>
          <table:table-cell office:value-type="string" calcext:value-type="string">
            <text:p>Park Tewynn Pennaghlek Teg</text:p>
          </table:table-cell>
          <table:table-cell office:value-type="float" office:value="119" calcext:value-type="float">
            <text:p>119</text:p>
          </table:table-cell>
          <table:table-cell table:formula="of:=IF([.F29]&gt;180;[.F29]-360;[.F29])"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ESP_043051_1890</text:p>
          </table:table-cell>
          <table:table-cell table:formula="of:=&quot;http://www.uahirise.org/kw/&quot;&amp;[.B30]" office:value-type="string" office:string-value="http://www.uahirise.org/kw/ESP_043051_1890" calcext:value-type="string">
            <text:p>http://www.uahirise.org/kw/ESP_043051_1890</text:p>
          </table:table-cell>
          <table:table-cell/>
          <table:table-cell office:value-type="string" calcext:value-type="string">
            <text:p>Godhesow war Leur Kowdoll y'n Ranndir Elysium</text:p>
          </table:table-cell>
          <table:table-cell office:value-type="float" office:value="141" calcext:value-type="float">
            <text:p>141</text:p>
          </table:table-cell>
          <table:table-cell table:formula="of:=IF([.F30]&gt;180;[.F30]-360;[.F30])"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ESP_043049_2440</text:p>
          </table:table-cell>
          <table:table-cell table:formula="of:=&quot;http://www.uahirise.org/kw/&quot;&amp;[.B31]" office:value-type="string" office:string-value="http://www.uahirise.org/kw/ESP_043049_2440" calcext:value-type="string">
            <text:p>http://www.uahirise.org/kw/ESP_043049_2440</text:p>
          </table:table-cell>
          <table:table-cell/>
          <table:table-cell office:value-type="string" calcext:value-type="string">
            <text:p>Tiredh Gwastatiryow Gogledh</text:p>
          </table:table-cell>
          <table:table-cell office:value-type="float" office:value="187" calcext:value-type="float">
            <text:p>187</text:p>
          </table:table-cell>
          <table:table-cell table:formula="of:=IF([.F31]&gt;180;[.F31]-360;[.F31])" office:value-type="float" office:value="-173" calcext:value-type="float">
            <text:p>-173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ESP_043043_2250</text:p>
          </table:table-cell>
          <table:table-cell table:formula="of:=&quot;http://www.uahirise.org/kw/&quot;&amp;[.B32]" office:value-type="string" office:string-value="http://www.uahirise.org/kw/ESP_043043_2250" calcext:value-type="string">
            <text:p>http://www.uahirise.org/kw/ESP_043043_2250</text:p>
          </table:table-cell>
          <table:table-cell office:value-type="string" calcext:value-type="string">
            <text:p>http://www.uahirise.org/anaglyph/singula.php?ID=ESP_043109_2250</text:p>
          </table:table-cell>
          <table:table-cell office:value-type="string" calcext:value-type="string">
            <text:p>Kesweythres ynter Mesa ha Fros yn Acadilia Planitia</text:p>
          </table:table-cell>
          <table:table-cell office:value-type="float" office:value="353" calcext:value-type="float">
            <text:p>353</text:p>
          </table:table-cell>
          <table:table-cell table:formula="of:=IF([.F32]&gt;180;[.F32]-360;[.F32])"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ESP_043041_2230</text:p>
          </table:table-cell>
          <table:table-cell table:formula="of:=&quot;http://www.uahirise.org/kw/&quot;&amp;[.B33]" office:value-type="string" office:string-value="http://www.uahirise.org/kw/ESP_043041_2230" calcext:value-type="string">
            <text:p>http://www.uahirise.org/kw/ESP_043041_2230</text:p>
          </table:table-cell>
          <table:table-cell/>
          <table:table-cell office:value-type="string" calcext:value-type="string">
            <text:p>Mensaow Protonilus</text:p>
          </table:table-cell>
          <table:table-cell office:value-type="float" office:value="46" calcext:value-type="float">
            <text:p>46</text:p>
          </table:table-cell>
          <table:table-cell table:formula="of:=IF([.F33]&gt;180;[.F33]-360;[.F33]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ESP_043040_1820</text:p>
          </table:table-cell>
          <table:table-cell table:formula="of:=&quot;http://www.uahirise.org/kw/&quot;&amp;[.B34]" office:value-type="string" office:string-value="http://www.uahirise.org/kw/ESP_043040_1820" calcext:value-type="string">
            <text:p>http://www.uahirise.org/kw/ESP_043040_1820</text:p>
          </table:table-cell>
          <table:table-cell office:value-type="string" calcext:value-type="string">
            <text:p>http://www.uahirise.org/anaglyph/singula.php?ID=ESP_044728_1820</text:p>
          </table:table-cell>
          <table:table-cell office:value-type="string" calcext:value-type="string">
            <text:p>Gesyon Nans</text:p>
          </table:table-cell>
          <table:table-cell office:value-type="float" office:value="82" calcext:value-type="float">
            <text:p>82</text:p>
          </table:table-cell>
          <table:table-cell table:formula="of:=IF([.F34]&gt;180;[.F34]-360;[.F34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ESP_043036_2275</text:p>
          </table:table-cell>
          <table:table-cell table:formula="of:=&quot;http://www.uahirise.org/kw/&quot;&amp;[.B35]" office:value-type="string" office:string-value="http://www.uahirise.org/kw/ESP_043036_2275" calcext:value-type="string">
            <text:p>http://www.uahirise.org/kw/ESP_043036_2275</text:p>
          </table:table-cell>
          <table:table-cell office:value-type="string" calcext:value-type="string">
            <text:p>http://www.uahirise.org/anaglyph/singula.php?ID=ESP_043102_2275</text:p>
          </table:table-cell>
          <table:table-cell office:value-type="string" calcext:value-type="string">
            <text:p>Kowdoll gans Terras Dewblek yn Arcadia Planitia</text:p>
          </table:table-cell>
          <table:table-cell office:value-type="float" office:value="183" calcext:value-type="float">
            <text:p>183</text:p>
          </table:table-cell>
          <table:table-cell table:formula="of:=IF([.F35]&gt;180;[.F35]-360;[.F35])"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ESP_043034_2485</text:p>
          </table:table-cell>
          <table:table-cell table:formula="of:=&quot;http://www.uahirise.org/kw/&quot;&amp;[.B36]" office:value-type="string" office:string-value="http://www.uahirise.org/kw/ESP_043034_2485" calcext:value-type="string">
            <text:p>http://www.uahirise.org/kw/ESP_043034_2485</text:p>
          </table:table-cell>
          <table:table-cell/>
          <table:table-cell office:value-type="string" calcext:value-type="string">
            <text:p>Direwans a'n Seson war an Planet Rudh</text:p>
          </table:table-cell>
          <table:table-cell office:value-type="float" office:value="234" calcext:value-type="float">
            <text:p>234</text:p>
          </table:table-cell>
          <table:table-cell table:formula="of:=IF([.F36]&gt;180;[.F36]-360;[.F36])" office:value-type="float" office:value="-126" calcext:value-type="float">
            <text:p>-12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ESP_043007_2065</text:p>
          </table:table-cell>
          <table:table-cell table:formula="of:=&quot;http://www.uahirise.org/kw/&quot;&amp;[.B37]" office:value-type="string" office:string-value="http://www.uahirise.org/kw/ESP_043007_2065" calcext:value-type="string">
            <text:p>http://www.uahirise.org/kw/ESP_043007_2065</text:p>
          </table:table-cell>
          <table:table-cell/>
          <table:table-cell office:value-type="string" calcext:value-type="string">
            <text:p>Kowdoll war Amal Islonk</text:p>
          </table:table-cell>
          <table:table-cell office:value-type="float" office:value="260" calcext:value-type="float">
            <text:p>260</text:p>
          </table:table-cell>
          <table:table-cell table:formula="of:=IF([.F37]&gt;180;[.F37]-360;[.F37])"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ESP_043006_1685</text:p>
          </table:table-cell>
          <table:table-cell table:formula="of:=&quot;http://www.uahirise.org/kw/&quot;&amp;[.B38]" office:value-type="string" office:string-value="http://www.uahirise.org/kw/ESP_043006_1685" calcext:value-type="string">
            <text:p>http://www.uahirise.org/kw/ESP_043006_1685</text:p>
          </table:table-cell>
          <table:table-cell/>
          <table:table-cell office:value-type="string" calcext:value-type="string">
            <text:p>Ow Korwolya an Runyow yn Coprates Chasma a'n Howlsedhes</text:p>
          </table:table-cell>
          <table:table-cell office:value-type="float" office:value="292" calcext:value-type="float">
            <text:p>292</text:p>
          </table:table-cell>
          <table:table-cell table:formula="of:=IF([.F38]&gt;180;[.F38]-360;[.F38])" office:value-type="float" office:value="-68" calcext:value-type="float">
            <text:p>-68</text:p>
          </table:table-cell>
          <table:table-cell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ESP_043005_1920</text:p>
          </table:table-cell>
          <table:table-cell table:formula="of:=&quot;http://www.uahirise.org/kw/&quot;&amp;[.B39]" office:value-type="string" office:string-value="http://www.uahirise.org/kw/ESP_043005_1920" calcext:value-type="string">
            <text:p>http://www.uahirise.org/kw/ESP_043005_1920</text:p>
          </table:table-cell>
          <table:table-cell office:value-type="string" calcext:value-type="string">
            <text:p>http://www.uahirise.org/anaglyph/singula.php?ID=ESP_042715_1920</text:p>
          </table:table-cell>
          <table:table-cell office:value-type="string" calcext:value-type="string">
            <text:p>An Tir Ynyal a Hypanis Valles</text:p>
          </table:table-cell>
          <table:table-cell office:value-type="float" office:value="314" calcext:value-type="float">
            <text:p>314</text:p>
          </table:table-cell>
          <table:table-cell table:formula="of:=IF([.F39]&gt;180;[.F39]-360;[.F39])"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ESP_043004_1525</text:p>
          </table:table-cell>
          <table:table-cell table:formula="of:=&quot;http://www.uahirise.org/kw/&quot;&amp;[.B40]" office:value-type="string" office:string-value="http://www.uahirise.org/kw/ESP_043004_1525" calcext:value-type="string">
            <text:p>http://www.uahirise.org/kw/ESP_043004_1525</text:p>
          </table:table-cell>
          <table:table-cell/>
          <table:table-cell office:value-type="string" calcext:value-type="string">
            <text:p>Arenep a Liw Golow gans Drummow Kettuel a-ji Kowdoll</text:p>
          </table:table-cell>
          <table:table-cell office:value-type="float" office:value="349" calcext:value-type="float">
            <text:p>349</text:p>
          </table:table-cell>
          <table:table-cell table:formula="of:=IF([.F40]&gt;180;[.F40]-360;[.F40])"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ESP_043003_2480</text:p>
          </table:table-cell>
          <table:table-cell table:formula="of:=&quot;http://www.uahirise.org/kw/&quot;&amp;[.B41]" office:value-type="string" office:string-value="http://www.uahirise.org/kw/ESP_043003_2480" calcext:value-type="string">
            <text:p>http://www.uahirise.org/kw/ESP_043003_2480</text:p>
          </table:table-cell>
          <table:table-cell/>
          <table:table-cell office:value-type="string" calcext:value-type="string">
            <text:p>Rew Tarosvannus a'n Seson y'n Ranndir Pennaghlek a Veurth</text:p>
          </table:table-cell>
          <table:table-cell office:value-type="float" office:value="1" calcext:value-type="float">
            <text:p>1</text:p>
          </table:table-cell>
          <table:table-cell table:formula="of:=IF([.F41]&gt;180;[.F41]-360;[.F41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ESP_043001_2435</text:p>
          </table:table-cell>
          <table:table-cell table:formula="of:=&quot;http://www.uahirise.org/kw/&quot;&amp;[.B42]" office:value-type="string" office:string-value="http://www.uahirise.org/kw/ESP_043001_2435" calcext:value-type="string">
            <text:p>http://www.uahirise.org/kw/ESP_043001_2435</text:p>
          </table:table-cell>
          <table:table-cell/>
          <table:table-cell office:value-type="string" calcext:value-type="string">
            <text:p>Tiredh Plenys a'n Wogledh</text:p>
          </table:table-cell>
          <table:table-cell office:value-type="float" office:value="57" calcext:value-type="float">
            <text:p>57</text:p>
          </table:table-cell>
          <table:table-cell table:formula="of:=IF([.F42]&gt;180;[.F42]-360;[.F42])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ESP_042997_1750</text:p>
          </table:table-cell>
          <table:table-cell table:formula="of:=&quot;http://www.uahirise.org/kw/&quot;&amp;[.B43]" office:value-type="string" office:string-value="http://www.uahirise.org/kw/ESP_042997_1750" calcext:value-type="string">
            <text:p>http://www.uahirise.org/kw/ESP_042997_1750</text:p>
          </table:table-cell>
          <table:table-cell office:value-type="string" calcext:value-type="string">
            <text:p>http://www.uahirise.org/anaglyph/singula.php?ID=ESP_042997_1750</text:p>
          </table:table-cell>
          <table:table-cell office:value-type="string" calcext:value-type="string">
            <text:p>Kestavans yntra Diw Eghen a Dirwedh yn Lucus Planum a'n West</text:p>
          </table:table-cell>
          <table:table-cell office:value-type="float" office:value="178" calcext:value-type="float">
            <text:p>178</text:p>
          </table:table-cell>
          <table:table-cell table:formula="of:=IF([.F43]&gt;180;[.F43]-360;[.F43])"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ESP_042996_2210</text:p>
          </table:table-cell>
          <table:table-cell table:formula="of:=&quot;http://www.uahirise.org/kw/&quot;&amp;[.B44]" office:value-type="string" office:string-value="http://www.uahirise.org/kw/ESP_042996_2210" calcext:value-type="string">
            <text:p>http://www.uahirise.org/kw/ESP_042996_2210</text:p>
          </table:table-cell>
          <table:table-cell office:value-type="string" calcext:value-type="string">
            <text:p>http://www.uahirise.org/anaglyph/singula.php?ID=ESP_043273_2210</text:p>
          </table:table-cell>
          <table:table-cell office:value-type="string" calcext:value-type="string">
            <text:p>Kowdoll Liesterrashes Possybyl yn Arcadia Planitia</text:p>
          </table:table-cell>
          <table:table-cell office:value-type="float" office:value="198" calcext:value-type="float">
            <text:p>198</text:p>
          </table:table-cell>
          <table:table-cell table:formula="of:=IF([.F44]&gt;180;[.F44]-360;[.F44])" office:value-type="float" office:value="-162" calcext:value-type="float">
            <text:p>-16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ESP_042995_1570</text:p>
          </table:table-cell>
          <table:table-cell table:formula="of:=&quot;http://www.uahirise.org/kw/&quot;&amp;[.B45]" office:value-type="string" office:string-value="http://www.uahirise.org/kw/ESP_042995_1570" calcext:value-type="string">
            <text:p>http://www.uahirise.org/kw/ESP_042995_1570</text:p>
          </table:table-cell>
          <table:table-cell/>
          <table:table-cell office:value-type="string" calcext:value-type="string">
            <text:p>Frosow Lava yn Daedalia Planum</text:p>
          </table:table-cell>
          <table:table-cell office:value-type="float" office:value="234" calcext:value-type="float">
            <text:p>234</text:p>
          </table:table-cell>
          <table:table-cell table:formula="of:=IF([.F45]&gt;180;[.F45]-360;[.F45])" office:value-type="float" office:value="-126" calcext:value-type="float">
            <text:p>-126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ESP_042993_1750</text:p>
          </table:table-cell>
          <table:table-cell table:formula="of:=&quot;http://www.uahirise.org/kw/&quot;&amp;[.B46]" office:value-type="string" office:string-value="http://www.uahirise.org/kw/ESP_042993_1750" calcext:value-type="string">
            <text:p>http://www.uahirise.org/kw/ESP_042993_1750</text:p>
          </table:table-cell>
          <table:table-cell office:value-type="string" calcext:value-type="string">
            <text:p>http://www.uahirise.org/anaglyph/singula.php?ID=ESP_042993_1750</text:p>
          </table:table-cell>
          <table:table-cell office:value-type="string" calcext:value-type="string">
            <text:p>Difurvyansow yn Leur Ophir Chasma</text:p>
          </table:table-cell>
          <table:table-cell office:value-type="float" office:value="288" calcext:value-type="float">
            <text:p>288</text:p>
          </table:table-cell>
          <table:table-cell table:formula="of:=IF([.F46]&gt;180;[.F46]-360;[.F46])" office:value-type="float" office:value="-72" calcext:value-type="float">
            <text:p>-72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ESP_042991_2020</text:p>
          </table:table-cell>
          <table:table-cell table:formula="of:=&quot;http://www.uahirise.org/kw/&quot;&amp;[.B47]" office:value-type="string" office:string-value="http://www.uahirise.org/kw/ESP_042991_2020" calcext:value-type="string">
            <text:p>http://www.uahirise.org/kw/ESP_042991_2020</text:p>
          </table:table-cell>
          <table:table-cell office:value-type="string" calcext:value-type="string">
            <text:p>http://www.uahirise.org/anaglyph/singula.php?ID=ESP_042991_2020</text:p>
          </table:table-cell>
          <table:table-cell office:value-type="string" calcext:value-type="string">
            <text:p>Savla Tira Ombrofyer Meurth 2020 yn Kowdoll Mclaughlin</text:p>
          </table:table-cell>
          <table:table-cell office:value-type="float" office:value="338" calcext:value-type="float">
            <text:p>338</text:p>
          </table:table-cell>
          <table:table-cell table:formula="of:=IF([.F47]&gt;180;[.F47]-360;[.F47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ESP_042989_2650</text:p>
          </table:table-cell>
          <table:table-cell table:formula="of:=&quot;http://www.uahirise.org/kw/&quot;&amp;[.B48]" office:value-type="string" office:string-value="http://www.uahirise.org/kw/ESP_042989_2650" calcext:value-type="string">
            <text:p>http://www.uahirise.org/kw/ESP_042989_2650</text:p>
          </table:table-cell>
          <table:table-cell/>
          <table:table-cell office:value-type="string" calcext:value-type="string">
            <text:p>Tirwel Teg a Dewynnow Pennaghlek</text:p>
          </table:table-cell>
          <table:table-cell office:value-type="float" office:value="1" calcext:value-type="float">
            <text:p>1</text:p>
          </table:table-cell>
          <table:table-cell table:formula="of:=IF([.F48]&gt;180;[.F48]-360;[.F48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ESP_042989_1530</text:p>
          </table:table-cell>
          <table:table-cell table:formula="of:=&quot;http://www.uahirise.org/kw/&quot;&amp;[.B49]" office:value-type="string" office:string-value="http://www.uahirise.org/kw/ESP_042989_1530" calcext:value-type="string">
            <text:p>http://www.uahirise.org/kw/ESP_042989_1530</text:p>
          </table:table-cell>
          <table:table-cell/>
          <table:table-cell office:value-type="string" calcext:value-type="string">
            <text:p>Drummow Kromm yn Kowdoll</text:p>
          </table:table-cell>
          <table:table-cell office:value-type="float" office:value="38" calcext:value-type="float">
            <text:p>38</text:p>
          </table:table-cell>
          <table:table-cell table:formula="of:=IF([.F49]&gt;180;[.F49]-360;[.F49])"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ESP_042985_2100</text:p>
          </table:table-cell>
          <table:table-cell table:formula="of:=&quot;http://www.uahirise.org/kw/&quot;&amp;[.B50]" office:value-type="string" office:string-value="http://www.uahirise.org/kw/ESP_042985_2100" calcext:value-type="string">
            <text:p>http://www.uahirise.org/kw/ESP_042985_2100</text:p>
          </table:table-cell>
          <table:table-cell/>
          <table:table-cell office:value-type="string" calcext:value-type="string">
            <text:p>Pytt ogas dhe Elysium Mons</text:p>
          </table:table-cell>
          <table:table-cell office:value-type="float" office:value="140" calcext:value-type="float">
            <text:p>140</text:p>
          </table:table-cell>
          <table:table-cell table:formula="of:=IF([.F50]&gt;180;[.F50]-360;[.F50])"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ESP_042980_2450</text:p>
          </table:table-cell>
          <table:table-cell table:formula="of:=&quot;http://www.uahirise.org/kw/&quot;&amp;[.B51]" office:value-type="string" office:string-value="http://www.uahirise.org/kw/ESP_042980_2450" calcext:value-type="string">
            <text:p>http://www.uahirise.org/kw/ESP_042980_2450</text:p>
          </table:table-cell>
          <table:table-cell/>
          <table:table-cell office:value-type="string" calcext:value-type="string">
            <text:p>Plenys Kosel a'n Wogledh a Veurth</text:p>
          </table:table-cell>
          <table:table-cell office:value-type="float" office:value="270" calcext:value-type="float">
            <text:p>270</text:p>
          </table:table-cell>
          <table:table-cell table:formula="of:=IF([.F51]&gt;180;[.F51]-360;[.F51])"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ESP_014335_1450</text:p>
          </table:table-cell>
          <table:table-cell table:formula="of:=&quot;http://www.uahirise.org/kw/&quot;&amp;[.B52]" office:value-type="string" office:string-value="http://www.uahirise.org/kw/ESP_014335_1450" calcext:value-type="string">
            <text:p>http://www.uahirise.org/kw/ESP_014335_1450</text:p>
          </table:table-cell>
          <table:table-cell office:value-type="string" calcext:value-type="string">
            <text:p><text:a xlink:href="https://www.uahirise.org/anaglyph/singula.php?ID=ESP_014335_1450" xlink:type="simple">https://www.uahirise.org/anaglyph/singula.php?ID=ESP_014335_1450</text:a></text:p>
          </table:table-cell>
          <table:table-cell office:value-type="string" calcext:value-type="string">
            <text:p>Polter Splann ha Tewes Tewl</text:p>
          </table:table-cell>
          <table:table-cell office:value-type="float" office:value="37" calcext:value-type="float">
            <text:p>37</text:p>
          </table:table-cell>
          <table:table-cell table:formula="of:=IF([.F52]&gt;180;[.F52]-360;[.F52])" office:value-type="float" office:value="37" calcext:value-type="float">
            <text:p>37</text:p>
          </table:table-cell>
          <table:table-cell office:value-type="float" office:value="-35" calcext:value-type="float">
            <text:p>-3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ESP_043539_1755</text:p>
          </table:table-cell>
          <table:table-cell table:formula="of:=&quot;http://www.uahirise.org/kw/&quot;&amp;[.B53]" office:value-type="string" office:string-value="http://www.uahirise.org/kw/ESP_043539_1755" calcext:value-type="string">
            <text:p>http://www.uahirise.org/kw/ESP_043539_1755</text:p>
          </table:table-cell>
          <table:table-cell/>
          <table:table-cell office:value-type="string" calcext:value-type="string">
            <text:p>Eskerdh Curiosity</text:p>
          </table:table-cell>
          <table:table-cell office:value-type="float" office:value="137" calcext:value-type="float">
            <text:p>137</text:p>
          </table:table-cell>
          <table:table-cell table:formula="of:=IF([.F53]&gt;180;[.F53]-360;[.F53])"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ESP_041134_1720</text:p>
          </table:table-cell>
          <table:table-cell table:formula="of:=&quot;http://www.uahirise.org/kw/&quot;&amp;[.B54]" office:value-type="string" office:string-value="http://www.uahirise.org/kw/ESP_041134_1720" calcext:value-type="string">
            <text:p>http://www.uahirise.org/kw/ESP_041134_1720</text:p>
          </table:table-cell>
          <table:table-cell/>
          <table:table-cell office:value-type="string" calcext:value-type="string">
            <text:p>Godhesow Divers yn Melas Chasma</text:p>
          </table:table-cell>
          <table:table-cell office:value-type="float" office:value="283" calcext:value-type="float">
            <text:p>283</text:p>
          </table:table-cell>
          <table:table-cell table:formula="of:=IF([.F54]&gt;180;[.F54]-360;[.F54])" office:value-type="float" office:value="-77" calcext:value-type="float">
            <text:p>-77</text:p>
          </table:table-cell>
          <table:table-cell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ESP_013954_1780</text:p>
          </table:table-cell>
          <table:table-cell table:formula="of:=&quot;http://www.uahirise.org/kw/&quot;&amp;[.B55]" office:value-type="string" office:string-value="http://www.uahirise.org/kw/ESP_013954_1780" calcext:value-type="string">
            <text:p>http://www.uahirise.org/kw/ESP_013954_1780</text:p>
          </table:table-cell>
          <table:table-cell/>
          <table:table-cell office:value-type="string" calcext:value-type="string">
            <text:p>Olow Gwedhra an Gwandryas Opportunity Ogas dhe Gowdoll Victoria</text:p>
          </table:table-cell>
          <table:table-cell office:value-type="float" office:value="355" calcext:value-type="float">
            <text:p>355</text:p>
          </table:table-cell>
          <table:table-cell table:formula="of:=IF([.F55]&gt;180;[.F55]-360;[.F55])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ESP_040563_1565</text:p>
          </table:table-cell>
          <table:table-cell table:formula="of:=&quot;http://www.uahirise.org/kw/&quot;&amp;[.B56]" office:value-type="string" office:string-value="http://www.uahirise.org/kw/ESP_040563_1565" calcext:value-type="string">
            <text:p>http://www.uahirise.org/kw/ESP_040563_1565</text:p>
          </table:table-cell>
          <table:table-cell/>
          <table:table-cell office:value-type="string" calcext:value-type="string">
            <text:p>Godhes Karnek war Leur Kowdoll</text:p>
          </table:table-cell>
          <table:table-cell office:value-type="float" office:value="34" calcext:value-type="float">
            <text:p>34</text:p>
          </table:table-cell>
          <table:table-cell table:formula="of:=IF([.F56]&gt;180;[.F56]-360;[.F56])" office:value-type="float" office:value="34" calcext:value-type="float">
            <text:p>34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ESP_051742_1475</text:p>
          </table:table-cell>
          <table:table-cell table:formula="of:=&quot;http://www.uahirise.org/kw/&quot;&amp;[.B57]" office:value-type="string" office:string-value="http://www.uahirise.org/kw/ESP_051742_1475" calcext:value-type="string">
            <text:p>http://www.uahirise.org/kw/ESP_051742_1475</text:p>
          </table:table-cell>
          <table:table-cell/>
          <table:table-cell office:value-type="string" calcext:value-type="string">
            <text:p>Gwiskasow Pall yn Promethei Terra</text:p>
          </table:table-cell>
          <table:table-cell office:value-type="float" office:value="111" calcext:value-type="float">
            <text:p>111</text:p>
          </table:table-cell>
          <table:table-cell table:formula="of:=IF([.F57]&gt;180;[.F57]-360;[.F57])" office:value-type="float" office:value="111" calcext:value-type="float">
            <text:p>111</text:p>
          </table:table-cell>
          <table:table-cell office:value-type="float" office:value="-32" calcext:value-type="float">
            <text:p>-3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ESP_051743_1735</text:p>
          </table:table-cell>
          <table:table-cell table:formula="of:=&quot;http://www.uahirise.org/kw/&quot;&amp;[.B58]" office:value-type="string" office:string-value="http://www.uahirise.org/kw/ESP_051743_1735" calcext:value-type="string">
            <text:p>http://www.uahirise.org/kw/ESP_051743_1735</text:p>
          </table:table-cell>
          <table:table-cell office:value-type="string" calcext:value-type="string">
            <text:p><text:a xlink:href="https://www.uahirise.org/anaglyph/singula.php?ID=ESP_051743_1735" xlink:type="simple">https://www.uahirise.org/anaglyph/singula.php?ID=ESP_051743_1735</text:a></text:p>
          </table:table-cell>
          <table:table-cell office:value-type="string" calcext:value-type="string">
            <text:p>Kowdoll Pur Fresk yn Tyrrhena Terra</text:p>
          </table:table-cell>
          <table:table-cell office:value-type="float" office:value="82" calcext:value-type="float">
            <text:p>82</text:p>
          </table:table-cell>
          <table:table-cell table:formula="of:=IF([.F58]&gt;180;[.F58]-360;[.F58])" office:value-type="float" office:value="82" calcext:value-type="float">
            <text:p>82</text:p>
          </table:table-cell>
          <table:table-cell office:value-type="float" office:value="-6" calcext:value-type="float">
            <text:p>-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ESP_040543_1470</text:p>
          </table:table-cell>
          <table:table-cell table:formula="of:=&quot;http://www.uahirise.org/kw/&quot;&amp;[.B59]" office:value-type="string" office:string-value="http://www.uahirise.org/kw/ESP_040543_1470" calcext:value-type="string">
            <text:p>http://www.uahirise.org/kw/ESP_040543_1470</text:p>
          </table:table-cell>
          <table:table-cell office:value-type="string" calcext:value-type="string">
            <text:p><text:a xlink:href="https://www.uahirise.org/anaglyph/singula.php?ID=ESP_040543_1470" xlink:type="simple">https://www.uahirise.org/anaglyph/singula.php?ID=ESP_040543_1470</text:a></text:p>
          </table:table-cell>
          <table:table-cell office:value-type="string" calcext:value-type="string">
            <text:p>Liv Lava yn Daedalia Planum</text:p>
          </table:table-cell>
          <table:table-cell office:value-type="float" office:value="222" calcext:value-type="float">
            <text:p>222</text:p>
          </table:table-cell>
          <table:table-cell table:formula="of:=IF([.F59]&gt;180;[.F59]-360;[.F59])" office:value-type="float" office:value="-138" calcext:value-type="float">
            <text:p>-138</text:p>
          </table:table-cell>
          <table:table-cell office:value-type="float" office:value="-33" calcext:value-type="float">
            <text:p>-3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ESP_051748_1340</text:p>
          </table:table-cell>
          <table:table-cell table:formula="of:=&quot;http://www.uahirise.org/kw/&quot;&amp;[.B60]" office:value-type="string" office:string-value="http://www.uahirise.org/kw/ESP_051748_1340" calcext:value-type="string">
            <text:p>http://www.uahirise.org/kw/ESP_051748_1340</text:p>
          </table:table-cell>
          <table:table-cell office:value-type="string" calcext:value-type="string">
            <text:p><text:a xlink:href="https://www.uahirise.org/anaglyph/singula.php?ID=ESP_051814_1340" xlink:type="simple">https://www.uahirise.org/anaglyph/singula.php?ID=ESP_051814_1340</text:a></text:p>
          </table:table-cell>
          <table:table-cell office:value-type="string" calcext:value-type="string">
            <text:p>Apron Atal Lappa-furvys yn Nereidum Montes</text:p>
          </table:table-cell>
          <table:table-cell office:value-type="float" office:value="310" calcext:value-type="float">
            <text:p>310</text:p>
          </table:table-cell>
          <table:table-cell table:formula="of:=IF([.F60]&gt;180;[.F60]-360;[.F60])"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ESP_051752_2480</text:p>
          </table:table-cell>
          <table:table-cell table:formula="of:=&quot;http://www.uahirise.org/kw/&quot;&amp;[.B61]" office:value-type="string" office:string-value="http://www.uahirise.org/kw/ESP_051752_2480" calcext:value-type="string">
            <text:p>http://www.uahirise.org/kw/ESP_051752_2480</text:p>
          </table:table-cell>
          <table:table-cell/>
          <table:table-cell office:value-type="string" calcext:value-type="string">
            <text:p>Tiredh dhe’n West a Scandia Tholi</text:p>
          </table:table-cell>
          <table:table-cell office:value-type="float" office:value="184" calcext:value-type="float">
            <text:p>184</text:p>
          </table:table-cell>
          <table:table-cell table:formula="of:=IF([.F61]&gt;180;[.F61]-360;[.F61])" office:value-type="float" office:value="-176" calcext:value-type="float">
            <text:p>-176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ESP_051748_1660</text:p>
          </table:table-cell>
          <table:table-cell table:formula="of:=&quot;http://www.uahirise.org/kw/&quot;&amp;[.B62]" office:value-type="string" office:string-value="http://www.uahirise.org/kw/ESP_051748_1660" calcext:value-type="string">
            <text:p>http://www.uahirise.org/kw/ESP_051748_1660</text:p>
          </table:table-cell>
          <table:table-cell/>
          <table:table-cell office:value-type="string" calcext:value-type="string">
            <text:p>Dorslynkyow yn Coprates Chasma</text:p>
          </table:table-cell>
          <table:table-cell office:value-type="float" office:value="305" calcext:value-type="float">
            <text:p>305</text:p>
          </table:table-cell>
          <table:table-cell table:formula="of:=IF([.F62]&gt;180;[.F62]-360;[.F62])" office:value-type="float" office:value="-55" calcext:value-type="float">
            <text:p>-55</text:p>
          </table:table-cell>
          <table:table-cell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ESP_051739_1580</text:p>
          </table:table-cell>
          <table:table-cell table:formula="of:=&quot;http://www.uahirise.org/kw/&quot;&amp;[.B63]" office:value-type="string" office:string-value="http://www.uahirise.org/kw/ESP_051739_1580" calcext:value-type="string">
            <text:p>http://www.uahirise.org/kw/ESP_051739_1580</text:p>
          </table:table-cell>
          <table:table-cell/>
          <table:table-cell office:value-type="string" calcext:value-type="string">
            <text:p>Kloridys Galladow y’n Plenys ynter Kowdell</text:p>
          </table:table-cell>
          <table:table-cell office:value-type="float" office:value="191" calcext:value-type="float">
            <text:p>191</text:p>
          </table:table-cell>
          <table:table-cell table:formula="of:=IF([.F63]&gt;180;[.F63]-360;[.F63])" office:value-type="float" office:value="-169" calcext:value-type="float">
            <text:p>-169</text:p>
          </table:table-cell>
          <table:table-cell office:value-type="float" office:value="-22" calcext:value-type="float">
            <text:p>-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ESP_051744_2095</text:p>
          </table:table-cell>
          <table:table-cell table:formula="of:=&quot;http://www.uahirise.org/kw/&quot;&amp;[.B64]" office:value-type="string" office:string-value="http://www.uahirise.org/kw/ESP_051744_2095" calcext:value-type="string">
            <text:p>http://www.uahirise.org/kw/ESP_051744_2095</text:p>
          </table:table-cell>
          <table:table-cell/>
          <table:table-cell office:value-type="string" calcext:value-type="string">
            <text:p>Ow korwolyas Le Strekys Nowydh</text:p>
          </table:table-cell>
          <table:table-cell office:value-type="float" office:value="49" calcext:value-type="float">
            <text:p>49</text:p>
          </table:table-cell>
          <table:table-cell table:formula="of:=IF([.F64]&gt;180;[.F64]-360;[.F64])"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ESP_051747_1590</text:p>
          </table:table-cell>
          <table:table-cell table:formula="of:=&quot;http://www.uahirise.org/kw/&quot;&amp;[.B65]" office:value-type="string" office:string-value="http://www.uahirise.org/kw/ESP_051747_1590" calcext:value-type="string">
            <text:p>http://www.uahirise.org/kw/ESP_051747_1590</text:p>
          </table:table-cell>
          <table:table-cell/>
          <table:table-cell office:value-type="string" calcext:value-type="string">
            <text:p>Godhesow Gwiskasek Gwann-liwys a-hys Leur Ladon Valles</text:p>
          </table:table-cell>
          <table:table-cell office:value-type="float" office:value="331" calcext:value-type="float">
            <text:p>331</text:p>
          </table:table-cell>
          <table:table-cell table:formula="of:=IF([.F65]&gt;180;[.F65]-360;[.F65])"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ESP_051751_1975</text:p>
          </table:table-cell>
          <table:table-cell table:formula="of:=&quot;http://www.uahirise.org/kw/&quot;&amp;[.B66]" office:value-type="string" office:string-value="http://www.uahirise.org/kw/ESP_051751_1975" calcext:value-type="string">
            <text:p>http://www.uahirise.org/kw/ESP_051751_1975</text:p>
          </table:table-cell>
          <table:table-cell office:value-type="string" calcext:value-type="string">
            <text:p><text:a xlink:href="https://www.uahirise.org/anaglyph/singula.php?ID=ESP_051751_1975" xlink:type="simple">https://www.uahirise.org/anaglyph/singula.php?ID=ESP_051751_1975</text:a></text:p>
          </table:table-cell>
          <table:table-cell office:value-type="string" calcext:value-type="string">
            <text:p>Tiredh Dhe Les war an Gurun a Olympus Mons</text:p>
          </table:table-cell>
          <table:table-cell office:value-type="float" office:value="218" calcext:value-type="float">
            <text:p>218</text:p>
          </table:table-cell>
          <table:table-cell table:formula="of:=IF([.F66]&gt;180;[.F66]-360;[.F66])" office:value-type="float" office:value="-142" calcext:value-type="float">
            <text:p>-14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ESP_040484_1325</text:p>
          </table:table-cell>
          <table:table-cell table:formula="of:=&quot;http://www.uahirise.org/kw/&quot;&amp;[.B67]" office:value-type="string" office:string-value="http://www.uahirise.org/kw/ESP_040484_1325" calcext:value-type="string">
            <text:p>http://www.uahirise.org/kw/ESP_040484_1325</text:p>
          </table:table-cell>
          <table:table-cell/>
          <table:table-cell office:value-type="string" calcext:value-type="string">
            <text:p>Tewynnow gans Savnow</text:p>
          </table:table-cell>
          <table:table-cell office:value-type="float" office:value="34" calcext:value-type="float">
            <text:p>34</text:p>
          </table:table-cell>
          <table:table-cell table:formula="of:=IF([.F67]&gt;180;[.F67]-360;[.F67])" office:value-type="float" office:value="34" calcext:value-type="float">
            <text:p>34</text:p>
          </table:table-cell>
          <table:table-cell office:value-type="float" office:value="-47" calcext:value-type="float">
            <text:p>-4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ESP_051753_1535</text:p>
          </table:table-cell>
          <table:table-cell table:formula="of:=&quot;http://www.uahirise.org/kw/&quot;&amp;[.B68]" office:value-type="string" office:string-value="http://www.uahirise.org/kw/ESP_051753_1535" calcext:value-type="string">
            <text:p>http://www.uahirise.org/kw/ESP_051753_1535</text:p>
          </table:table-cell>
          <table:table-cell/>
          <table:table-cell office:value-type="string" calcext:value-type="string">
            <text:p>Gwynsellow yn Kowdoll dhe'n West a Maadim Vallis</text:p>
          </table:table-cell>
          <table:table-cell office:value-type="float" office:value="171" calcext:value-type="float">
            <text:p>171</text:p>
          </table:table-cell>
          <table:table-cell table:formula="of:=IF([.F68]&gt;180;[.F68]-360;[.F68])" office:value-type="float" office:value="171" calcext:value-type="float">
            <text:p>171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ESP_051840_2400</text:p>
          </table:table-cell>
          <table:table-cell table:formula="of:=&quot;http://www.uahirise.org/kw/&quot;&amp;[.B69]" office:value-type="string" office:string-value="http://www.uahirise.org/kw/ESP_051840_2400" calcext:value-type="string">
            <text:p>http://www.uahirise.org/kw/ESP_051840_2400</text:p>
          </table:table-cell>
          <table:table-cell/>
          <table:table-cell office:value-type="string" calcext:value-type="string">
            <text:p>Savnow gans Lesansow Bras a Wodhes</text:p>
          </table:table-cell>
          <table:table-cell office:value-type="float" office:value="302" calcext:value-type="float">
            <text:p>302</text:p>
          </table:table-cell>
          <table:table-cell table:formula="of:=IF([.F69]&gt;180;[.F69]-360;[.F69])" office:value-type="float" office:value="-58" calcext:value-type="float">
            <text:p>-5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ESP_051754_1860</text:p>
          </table:table-cell>
          <table:table-cell table:formula="of:=&quot;http://www.uahirise.org/kw/&quot;&amp;[.B70]" office:value-type="string" office:string-value="http://www.uahirise.org/kw/ESP_051754_1860" calcext:value-type="string">
            <text:p>http://www.uahirise.org/kw/ESP_051754_1860</text:p>
          </table:table-cell>
          <table:table-cell/>
          <table:table-cell office:value-type="string" calcext:value-type="string">
            <text:p>Krestennen Lava yn Elysium Planitia an West</text:p>
          </table:table-cell>
          <table:table-cell office:value-type="float" office:value="139" calcext:value-type="float">
            <text:p>139</text:p>
          </table:table-cell>
          <table:table-cell table:formula="of:=IF([.F70]&gt;180;[.F70]-360;[.F70])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ESP_051804_2355</text:p>
          </table:table-cell>
          <table:table-cell table:formula="of:=&quot;http://www.uahirise.org/kw/&quot;&amp;[.B71]" office:value-type="string" office:string-value="http://www.uahirise.org/kw/ESP_051804_2355" calcext:value-type="string">
            <text:p>http://www.uahirise.org/kw/ESP_051804_2355</text:p>
          </table:table-cell>
          <table:table-cell/>
          <table:table-cell office:value-type="string" calcext:value-type="string">
            <text:p>Kowdoll Strekys Teg</text:p>
          </table:table-cell>
          <table:table-cell office:value-type="float" office:value="207" calcext:value-type="float">
            <text:p>207</text:p>
          </table:table-cell>
          <table:table-cell table:formula="of:=IF([.F71]&gt;180;[.F71]-360;[.F71])" office:value-type="float" office:value="-153" calcext:value-type="float">
            <text:p>-153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ESP_051803_2605</text:p>
          </table:table-cell>
          <table:table-cell table:formula="of:=&quot;http://www.uahirise.org/kw/&quot;&amp;[.B72]" office:value-type="string" office:string-value="http://www.uahirise.org/kw/ESP_051803_2605" calcext:value-type="string">
            <text:p>http://www.uahirise.org/kw/ESP_051803_2605</text:p>
          </table:table-cell>
          <table:table-cell/>
          <table:table-cell office:value-type="string" calcext:value-type="string">
            <text:p>Tewynnow gans Gwynsellow a Wodhes</text:p>
          </table:table-cell>
          <table:table-cell office:value-type="float" office:value="217" calcext:value-type="float">
            <text:p>217</text:p>
          </table:table-cell>
          <table:table-cell table:formula="of:=IF([.F72]&gt;180;[.F72]-360;[.F72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ESP_051798_2285</text:p>
          </table:table-cell>
          <table:table-cell table:formula="of:=&quot;http://www.uahirise.org/kw/&quot;&amp;[.B73]" office:value-type="string" office:string-value="http://www.uahirise.org/kw/ESP_051798_2285" calcext:value-type="string">
            <text:p>http://www.uahirise.org/kw/ESP_051798_2285</text:p>
          </table:table-cell>
          <table:table-cell office:value-type="string" calcext:value-type="string">
            <text:p><text:a xlink:href="https://www.uahirise.org/anaglyph/singula.php?ID=ESP_051798_2285" xlink:type="simple">https://www.uahirise.org/anaglyph/singula.php?ID=ESP_051798_2285</text:a></text:p>
          </table:table-cell>
          <table:table-cell office:value-type="string" calcext:value-type="string">
            <text:p>Nasyow Lappa-Furvys</text:p>
          </table:table-cell>
          <table:table-cell office:value-type="float" office:value="11" calcext:value-type="float">
            <text:p>11</text:p>
          </table:table-cell>
          <table:table-cell table:formula="of:=IF([.F73]&gt;180;[.F73]-360;[.F73])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ESP_051795_1590</text:p>
          </table:table-cell>
          <table:table-cell table:formula="of:=&quot;http://www.uahirise.org/kw/&quot;&amp;[.B74]" office:value-type="string" office:string-value="http://www.uahirise.org/kw/ESP_051795_1590" calcext:value-type="string">
            <text:p>http://www.uahirise.org/kw/ESP_051795_1590</text:p>
          </table:table-cell>
          <table:table-cell/>
          <table:table-cell office:value-type="string" calcext:value-type="string">
            <text:p>Kowdoll 2-kilometer A-Dhiwedhes</text:p>
          </table:table-cell>
          <table:table-cell office:value-type="float" office:value="102" calcext:value-type="float">
            <text:p>102</text:p>
          </table:table-cell>
          <table:table-cell table:formula="of:=IF([.F74]&gt;180;[.F74]-360;[.F74])" office:value-type="float" office:value="102" calcext:value-type="float">
            <text:p>102</text:p>
          </table:table-cell>
          <table:table-cell office:value-type="float" office:value="-11" calcext:value-type="float">
            <text:p>-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ESP_051762_1750</text:p>
          </table:table-cell>
          <table:table-cell table:formula="of:=&quot;http://www.uahirise.org/kw/&quot;&amp;[.B75]" office:value-type="string" office:string-value="http://www.uahirise.org/kw/ESP_051762_1750" calcext:value-type="string">
            <text:p>http://www.uahirise.org/kw/ESP_051762_1750</text:p>
          </table:table-cell>
          <table:table-cell office:value-type="string" calcext:value-type="string">
            <text:p><text:a xlink:href="https://www.uahirise.org/anaglyph/singula.php?ID=ESP_051762_1750" xlink:type="simple">https://www.uahirise.org/anaglyph/singula.php?ID=ESP_051762_1750</text:a></text:p>
          </table:table-cell>
          <table:table-cell office:value-type="string" calcext:value-type="string">
            <text:p>Talbennow yn Candor Chasma</text:p>
          </table:table-cell>
          <table:table-cell office:value-type="float" office:value="283" calcext:value-type="float">
            <text:p>283</text:p>
          </table:table-cell>
          <table:table-cell table:formula="of:=IF([.F75]&gt;180;[.F75]-360;[.F75])" office:value-type="float" office:value="-77" calcext:value-type="float">
            <text:p>-77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ESP_051803_1810</text:p>
          </table:table-cell>
          <table:table-cell table:formula="of:=&quot;http://www.uahirise.org/kw/&quot;&amp;[.B76]" office:value-type="string" office:string-value="http://www.uahirise.org/kw/ESP_051803_1810" calcext:value-type="string">
            <text:p>http://www.uahirise.org/kw/ESP_051803_1810</text:p>
          </table:table-cell>
          <table:table-cell/>
          <table:table-cell office:value-type="string" calcext:value-type="string">
            <text:p>Pytt ogas dhe Arsia Mons</text:p>
          </table:table-cell>
          <table:table-cell office:value-type="float" office:value="241" calcext:value-type="float">
            <text:p>241</text:p>
          </table:table-cell>
          <table:table-cell table:formula="of:=IF([.F76]&gt;180;[.F76]-360;[.F76])"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ESP_051800_1930</text:p>
          </table:table-cell>
          <table:table-cell table:formula="of:=&quot;http://www.uahirise.org/kw/&quot;&amp;[.B77]" office:value-type="string" office:string-value="http://www.uahirise.org/kw/ESP_051800_1930" calcext:value-type="string">
            <text:p>http://www.uahirise.org/kw/ESP_051800_1930</text:p>
          </table:table-cell>
          <table:table-cell office:value-type="string" calcext:value-type="string">
            <text:p><text:a xlink:href="https://www.uahirise.org/anaglyph/singula.php?ID=ESP_051800_1930" xlink:type="simple">https://www.uahirise.org/anaglyph/singula.php?ID=ESP_051800_1930</text:a></text:p>
          </table:table-cell>
          <table:table-cell office:value-type="string" calcext:value-type="string">
            <text:p>Run a Gowdoll yn Tiu Valles</text:p>
          </table:table-cell>
          <table:table-cell office:value-type="float" office:value="324" calcext:value-type="float">
            <text:p>324</text:p>
          </table:table-cell>
          <table:table-cell table:formula="of:=IF([.F77]&gt;180;[.F77]-360;[.F77])"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ESP_051757_1580</text:p>
          </table:table-cell>
          <table:table-cell table:formula="of:=&quot;http://www.uahirise.org/kw/&quot;&amp;[.B78]" office:value-type="string" office:string-value="http://www.uahirise.org/kw/ESP_051757_1580" calcext:value-type="string">
            <text:p>http://www.uahirise.org/kw/ESP_051757_1580</text:p>
          </table:table-cell>
          <table:table-cell office:value-type="string" calcext:value-type="string">
            <text:p><text:a xlink:href="https://www.uahirise.org/anaglyph/singula.php?ID=ESP_051757_1580" xlink:type="simple">https://www.uahirise.org/anaglyph/singula.php?ID=ESP_051757_1580</text:a></text:p>
          </table:table-cell>
          <table:table-cell office:value-type="string" calcext:value-type="string">
            <text:p>Gwaskasieth Diglos Da yn Fos Gowdoll</text:p>
          </table:table-cell>
          <table:table-cell office:value-type="float" office:value="62" calcext:value-type="float">
            <text:p>62</text:p>
          </table:table-cell>
          <table:table-cell table:formula="of:=IF([.F78]&gt;180;[.F78]-360;[.F78])" office:value-type="float" office:value="62" calcext:value-type="float">
            <text:p>62</text:p>
          </table:table-cell>
          <table:table-cell office:value-type="float" office:value="-22" calcext:value-type="float">
            <text:p>-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ESP_051792_1445</text:p>
          </table:table-cell>
          <table:table-cell table:formula="of:=&quot;http://www.uahirise.org/kw/&quot;&amp;[.B79]" office:value-type="string" office:string-value="http://www.uahirise.org/kw/ESP_051792_1445" calcext:value-type="string">
            <text:p>http://www.uahirise.org/kw/ESP_051792_1445</text:p>
          </table:table-cell>
          <table:table-cell/>
          <table:table-cell office:value-type="string" calcext:value-type="string">
            <text:p>Kanolyow y’n Ranndir Gorgonum Chaos</text:p>
          </table:table-cell>
          <table:table-cell office:value-type="float" office:value="188" calcext:value-type="float">
            <text:p>188</text:p>
          </table:table-cell>
          <table:table-cell table:formula="of:=IF([.F79]&gt;180;[.F79]-360;[.F79])" office:value-type="float" office:value="-172" calcext:value-type="float">
            <text:p>-172</text:p>
          </table:table-cell>
          <table:table-cell office:value-type="float" office:value="-35" calcext:value-type="float">
            <text:p>-3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ESP_051797_2260</text:p>
          </table:table-cell>
          <table:table-cell table:formula="of:=&quot;http://www.uahirise.org/kw/&quot;&amp;[.B80]" office:value-type="string" office:string-value="http://www.uahirise.org/kw/ESP_051797_2260" calcext:value-type="string">
            <text:p>http://www.uahirise.org/kw/ESP_051797_2260</text:p>
          </table:table-cell>
          <table:table-cell/>
          <table:table-cell office:value-type="string" calcext:value-type="string">
            <text:p>Massif yn Deuteronilus Mensae</text:p>
          </table:table-cell>
          <table:table-cell office:value-type="float" office:value="40" calcext:value-type="float">
            <text:p>40</text:p>
          </table:table-cell>
          <table:table-cell table:formula="of:=IF([.F80]&gt;180;[.F80]-360;[.F80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ESP_051790_1570</text:p>
          </table:table-cell>
          <table:table-cell table:formula="of:=&quot;http://www.uahirise.org/kw/&quot;&amp;[.B81]" office:value-type="string" office:string-value="http://www.uahirise.org/kw/ESP_051790_1570" calcext:value-type="string">
            <text:p>http://www.uahirise.org/kw/ESP_051790_1570</text:p>
          </table:table-cell>
          <table:table-cell/>
          <table:table-cell office:value-type="string" calcext:value-type="string">
            <text:p>Frosow Dhyworth Kanel a Droghas Amal Kowdoll ha Fos yn Daedalia Planum</text:p>
          </table:table-cell>
          <table:table-cell office:value-type="float" office:value="239" calcext:value-type="float">
            <text:p>239</text:p>
          </table:table-cell>
          <table:table-cell table:formula="of:=IF([.F81]&gt;180;[.F81]-360;[.F81])" office:value-type="float" office:value="-121" calcext:value-type="float">
            <text:p>-121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ESP_040537_0950</text:p>
          </table:table-cell>
          <table:table-cell table:formula="of:=&quot;http://www.uahirise.org/kw/&quot;&amp;[.B82]" office:value-type="string" office:string-value="http://www.uahirise.org/kw/ESP_040537_0950" calcext:value-type="string">
            <text:p>http://www.uahirise.org/kw/ESP_040537_0950</text:p>
          </table:table-cell>
          <table:table-cell/>
          <table:table-cell office:value-type="string" calcext:value-type="string">
            <text:p>Tirwedh yn Ranndir Henwys Giza</text:p>
          </table:table-cell>
          <table:table-cell office:value-type="float" office:value="65" calcext:value-type="float">
            <text:p>65</text:p>
          </table:table-cell>
          <table:table-cell table:formula="of:=IF([.F82]&gt;180;[.F82]-360;[.F82])" office:value-type="float" office:value="65" calcext:value-type="float">
            <text:p>65</text:p>
          </table:table-cell>
          <table:table-cell office:value-type="float" office:value="-85" calcext:value-type="float">
            <text:p>-8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ESP_040565_1525</text:p>
          </table:table-cell>
          <table:table-cell table:formula="of:=&quot;http://www.uahirise.org/kw/&quot;&amp;[.B83]" office:value-type="string" office:string-value="http://www.uahirise.org/kw/ESP_040565_1525" calcext:value-type="string">
            <text:p>http://www.uahirise.org/kw/ESP_040565_1525</text:p>
          </table:table-cell>
          <table:table-cell office:value-type="string" calcext:value-type="string">
            <text:p><text:a xlink:href="https://www.uahirise.org/anaglyph/singula.php?ID=ESP_040565_1525" xlink:type="simple">https://www.uahirise.org/anaglyph/singula.php?ID=ESP_040565_1525</text:a></text:p>
          </table:table-cell>
          <table:table-cell office:value-type="string" calcext:value-type="string">
            <text:p>Le Tirans Potencyal rag Kanaseth 2020 yn Kowdoll Kashira</text:p>
          </table:table-cell>
          <table:table-cell office:value-type="float" office:value="341" calcext:value-type="float">
            <text:p>341</text:p>
          </table:table-cell>
          <table:table-cell table:formula="of:=IF([.F83]&gt;180;[.F83]-360;[.F83])"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ESP_043024_2360</text:p>
          </table:table-cell>
          <table:table-cell table:formula="of:=&quot;http://www.uahirise.org/kw/&quot;&amp;[.B84]" office:value-type="string" office:string-value="http://www.uahirise.org/kw/ESP_043024_2360" calcext:value-type="string">
            <text:p>http://www.uahirise.org/kw/ESP_043024_2360</text:p>
          </table:table-cell>
          <table:table-cell/>
          <table:table-cell office:value-type="string" calcext:value-type="string">
            <text:p>Gorwolyas Rew a Gowdoll Strekys Byghan</text:p>
          </table:table-cell>
          <table:table-cell office:value-type="float" office:value="151" calcext:value-type="float">
            <text:p>151</text:p>
          </table:table-cell>
          <table:table-cell table:formula="of:=IF([.F84]&gt;180;[.F84]-360;[.F84])" office:value-type="float" office:value="151" calcext:value-type="float">
            <text:p>151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ESP_043025_2095</text:p>
          </table:table-cell>
          <table:table-cell table:formula="of:=&quot;http://www.uahirise.org/kw/&quot;&amp;[.B85]" office:value-type="string" office:string-value="http://www.uahirise.org/kw/ESP_043025_2095" calcext:value-type="string">
            <text:p>http://www.uahirise.org/kw/ESP_043025_2095</text:p>
          </table:table-cell>
          <table:table-cell/>
          <table:table-cell office:value-type="string" calcext:value-type="string">
            <text:p>Tiredh dhe'n North-West a Elysium Mons</text:p>
          </table:table-cell>
          <table:table-cell office:value-type="float" office:value="129" calcext:value-type="float">
            <text:p>129</text:p>
          </table:table-cell>
          <table:table-cell table:formula="of:=IF([.F85]&gt;180;[.F85]-360;[.F85])"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ESP_051890_1815</text:p>
          </table:table-cell>
          <table:table-cell table:formula="of:=&quot;http://www.uahirise.org/kw/&quot;&amp;[.B86]" office:value-type="string" office:string-value="http://www.uahirise.org/kw/ESP_051890_1815" calcext:value-type="string">
            <text:p>http://www.uahirise.org/kw/ESP_051890_1815</text:p>
          </table:table-cell>
          <table:table-cell office:value-type="string" calcext:value-type="string">
            <text:p><text:a xlink:href="https://www.uahirise.org/anaglyph/singula.php?ID=ESP_052167_1815" xlink:type="simple">https://www.uahirise.org/anaglyph/singula.php?ID=ESP_052167_1815</text:a></text:p>
          </table:table-cell>
          <table:table-cell office:value-type="string" calcext:value-type="string">
            <text:p>Tewyn Tewl ha Gwann-liwys yn Arabia Terra</text:p>
          </table:table-cell>
          <table:table-cell office:value-type="float" office:value="26" calcext:value-type="float">
            <text:p>26</text:p>
          </table:table-cell>
          <table:table-cell table:formula="of:=IF([.F86]&gt;180;[.F86]-360;[.F86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ESP_040522_1565</text:p>
          </table:table-cell>
          <table:table-cell table:formula="of:=&quot;http://www.uahirise.org/kw/&quot;&amp;[.B87]" office:value-type="string" office:string-value="http://www.uahirise.org/kw/ESP_040522_1565" calcext:value-type="string">
            <text:p>http://www.uahirise.org/kw/ESP_040522_1565</text:p>
          </table:table-cell>
          <table:table-cell office:value-type="string" calcext:value-type="string">
            <text:p><text:a xlink:href="https://www.uahirise.org/anaglyph/singula.php?ID=ESP_040522_1565" xlink:type="simple">https://www.uahirise.org/anaglyph/singula.php?ID=ESP_040522_1565</text:a></text:p>
          </table:table-cell>
          <table:table-cell office:value-type="string" calcext:value-type="string">
            <text:p>Gwynsell Fennleysel yn Kowdoll ryb an Kehysedh</text:p>
          </table:table-cell>
          <table:table-cell office:value-type="float" office:value="74" calcext:value-type="float">
            <text:p>74</text:p>
          </table:table-cell>
          <table:table-cell table:formula="of:=IF([.F87]&gt;180;[.F87]-360;[.F87])" office:value-type="float" office:value="74" calcext:value-type="float">
            <text:p>74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ESP_043031_1895</text:p>
          </table:table-cell>
          <table:table-cell table:formula="of:=&quot;http://www.uahirise.org/kw/&quot;&amp;[.B88]" office:value-type="string" office:string-value="http://www.uahirise.org/kw/ESP_043031_1895" calcext:value-type="string">
            <text:p>http://www.uahirise.org/kw/ESP_043031_1895</text:p>
          </table:table-cell>
          <table:table-cell office:value-type="string" calcext:value-type="string">
            <text:p><text:a xlink:href="https://www.uahirise.org/anaglyph/singula.php?ID=ESP_042741_1895" xlink:type="simple">https://www.uahirise.org/anaglyph/singula.php?ID=ESP_042741_1895</text:a></text:p>
          </table:table-cell>
          <table:table-cell office:value-type="string" calcext:value-type="string">
            <text:p>Savnow war Fos Kowdoll yn Simud Valles</text:p>
          </table:table-cell>
          <table:table-cell office:value-type="float" office:value="324" calcext:value-type="float">
            <text:p>324</text:p>
          </table:table-cell>
          <table:table-cell table:formula="of:=IF([.F88]&gt;180;[.F88]-360;[.F88])"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ESP_043033_2350</text:p>
          </table:table-cell>
          <table:table-cell table:formula="of:=&quot;http://www.uahirise.org/kw/&quot;&amp;[.B89]" office:value-type="string" office:string-value="http://www.uahirise.org/kw/ESP_043033_2350" calcext:value-type="string">
            <text:p>http://www.uahirise.org/kw/ESP_043033_2350</text:p>
          </table:table-cell>
          <table:table-cell/>
          <table:table-cell office:value-type="string" calcext:value-type="string">
            <text:p>Pyttow war Leur Kowdoll y’n Ranndir Alba Patera</text:p>
          </table:table-cell>
          <table:table-cell office:value-type="float" office:value="267" calcext:value-type="float">
            <text:p>267</text:p>
          </table:table-cell>
          <table:table-cell table:formula="of:=IF([.F89]&gt;180;[.F89]-360;[.F89])" office:value-type="float" office:value="-93" calcext:value-type="float">
            <text:p>-93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ESP_043036_2275</text:p>
          </table:table-cell>
          <table:table-cell table:formula="of:=&quot;http://www.uahirise.org/kw/&quot;&amp;[.B90]" office:value-type="string" office:string-value="http://www.uahirise.org/kw/ESP_043036_2275" calcext:value-type="string">
            <text:p>http://www.uahirise.org/kw/ESP_043036_2275</text:p>
          </table:table-cell>
          <table:table-cell office:value-type="string" calcext:value-type="string">
            <text:p><text:a xlink:href="https://www.uahirise.org/anaglyph/singula.php?ID=ESP_043102_2275" xlink:type="simple">https://www.uahirise.org/anaglyph/singula.php?ID=ESP_043102_2275</text:a></text:p>
          </table:table-cell>
          <table:table-cell office:value-type="string" calcext:value-type="string">
            <text:p>Kowdoll gans Terras Dewblek yn Arcadia Planitia</text:p>
          </table:table-cell>
          <table:table-cell office:value-type="float" office:value="183" calcext:value-type="float">
            <text:p>183</text:p>
          </table:table-cell>
          <table:table-cell table:formula="of:=IF([.F90]&gt;180;[.F90]-360;[.F90])"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ESP_040482_1855</text:p>
          </table:table-cell>
          <table:table-cell table:formula="of:=&quot;http://www.uahirise.org/kw/&quot;&amp;[.B91]" office:value-type="string" office:string-value="http://www.uahirise.org/kw/ESP_040482_1855" calcext:value-type="string">
            <text:p>http://www.uahirise.org/kw/ESP_040482_1855</text:p>
          </table:table-cell>
          <table:table-cell/>
          <table:table-cell office:value-type="string" calcext:value-type="string">
            <text:p>Bleyn Kresel a Gowdoll Beruri</text:p>
          </table:table-cell>
          <table:table-cell office:value-type="float" office:value="81" calcext:value-type="float">
            <text:p>81</text:p>
          </table:table-cell>
          <table:table-cell table:formula="of:=IF([.F91]&gt;180;[.F91]-360;[.F91])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ESP_043028_2420</text:p>
          </table:table-cell>
          <table:table-cell table:formula="of:=&quot;http://www.uahirise.org/kw/&quot;&amp;[.B92]" office:value-type="string" office:string-value="http://www.uahirise.org/kw/ESP_043028_2420" calcext:value-type="string">
            <text:p>http://www.uahirise.org/kw/ESP_043028_2420</text:p>
          </table:table-cell>
          <table:table-cell/>
          <table:table-cell office:value-type="string" calcext:value-type="string">
            <text:p>Tirwedh Sowdhanus a Blenys an Kledh</text:p>
          </table:table-cell>
          <table:table-cell office:value-type="float" office:value="41" calcext:value-type="float">
            <text:p>41</text:p>
          </table:table-cell>
          <table:table-cell table:formula="of:=IF([.F92]&gt;180;[.F92]-360;[.F92])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ESP_043013_2370</text:p>
          </table:table-cell>
          <table:table-cell table:formula="of:=&quot;http://www.uahirise.org/kw/&quot;&amp;[.B93]" office:value-type="string" office:string-value="http://www.uahirise.org/kw/ESP_043013_2370" calcext:value-type="string">
            <text:p>http://www.uahirise.org/kw/ESP_043013_2370</text:p>
          </table:table-cell>
          <table:table-cell/>
          <table:table-cell office:value-type="string" calcext:value-type="string">
            <text:p>Orth Amal Estowlans a Gowdoll Strekys</text:p>
          </table:table-cell>
          <table:table-cell office:value-type="float" office:value="91" calcext:value-type="float">
            <text:p>91</text:p>
          </table:table-cell>
          <table:table-cell table:formula="of:=IF([.F93]&gt;180;[.F93]-360;[.F93])"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ESP_043008_1990</text:p>
          </table:table-cell>
          <table:table-cell table:formula="of:=&quot;http://www.uahirise.org/kw/&quot;&amp;[.B94]" office:value-type="string" office:string-value="http://www.uahirise.org/kw/ESP_043008_1990" calcext:value-type="string">
            <text:p>http://www.uahirise.org/kw/ESP_043008_1990</text:p>
          </table:table-cell>
          <table:table-cell/>
          <table:table-cell office:value-type="string" calcext:value-type="string">
            <text:p>Kerrek Arenep yn Tiredh Est a Olympus Mons</text:p>
          </table:table-cell>
          <table:table-cell office:value-type="float" office:value="233" calcext:value-type="float">
            <text:p>233</text:p>
          </table:table-cell>
          <table:table-cell table:formula="of:=IF([.F94]&gt;180;[.F94]-360;[.F94])" office:value-type="float" office:value="-127" calcext:value-type="float">
            <text:p>-12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ESP_043018_1745</text:p>
          </table:table-cell>
          <table:table-cell table:formula="of:=&quot;http://www.uahirise.org/kw/&quot;&amp;[.B95]" office:value-type="string" office:string-value="http://www.uahirise.org/kw/ESP_043018_1745" calcext:value-type="string">
            <text:p>http://www.uahirise.org/kw/ESP_043018_1745</text:p>
          </table:table-cell>
          <table:table-cell/>
          <table:table-cell office:value-type="string" calcext:value-type="string">
            <text:p>Nasyow Gwiskasek yn Deray Aurorae</text:p>
          </table:table-cell>
          <table:table-cell office:value-type="float" office:value="324" calcext:value-type="float">
            <text:p>324</text:p>
          </table:table-cell>
          <table:table-cell table:formula="of:=IF([.F95]&gt;180;[.F95]-360;[.F95])"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ESP_043019_1660</text:p>
          </table:table-cell>
          <table:table-cell table:formula="of:=&quot;http://www.uahirise.org/kw/&quot;&amp;[.B96]" office:value-type="string" office:string-value="http://www.uahirise.org/kw/ESP_043019_1660" calcext:value-type="string">
            <text:p>http://www.uahirise.org/kw/ESP_043019_1660</text:p>
          </table:table-cell>
          <table:table-cell/>
          <table:table-cell office:value-type="string" calcext:value-type="string">
            <text:p>Nasyow Aeolek yn Islonk Coprates</text:p>
          </table:table-cell>
          <table:table-cell office:value-type="float" office:value="297" calcext:value-type="float">
            <text:p>297</text:p>
          </table:table-cell>
          <table:table-cell table:formula="of:=IF([.F96]&gt;180;[.F96]-360;[.F96])"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ESP_043021_1775</text:p>
          </table:table-cell>
          <table:table-cell table:formula="of:=&quot;http://www.uahirise.org/kw/&quot;&amp;[.B97]" office:value-type="string" office:string-value="http://www.uahirise.org/kw/ESP_043021_1775" calcext:value-type="string">
            <text:p>http://www.uahirise.org/kw/ESP_043021_1775</text:p>
          </table:table-cell>
          <table:table-cell/>
          <table:table-cell office:value-type="string" calcext:value-type="string">
            <text:p>Pyttow ha Torrvaow dhe’n North-Est a Arsia Mons</text:p>
          </table:table-cell>
          <table:table-cell office:value-type="float" office:value="242" calcext:value-type="float">
            <text:p>242</text:p>
          </table:table-cell>
          <table:table-cell table:formula="of:=IF([.F97]&gt;180;[.F97]-360;[.F97])" office:value-type="float" office:value="-118" calcext:value-type="float">
            <text:p>-118</text:p>
          </table:table-cell>
          <table:table-cell office:value-type="float" office:value="-2" calcext:value-type="float">
            <text:p>-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ESP_043027_2025</text:p>
          </table:table-cell>
          <table:table-cell table:formula="of:=&quot;http://www.uahirise.org/kw/&quot;&amp;[.B98]" office:value-type="string" office:string-value="http://www.uahirise.org/kw/ESP_043027_2025" calcext:value-type="string">
            <text:p>http://www.uahirise.org/kw/ESP_043027_2025</text:p>
          </table:table-cell>
          <table:table-cell/>
          <table:table-cell office:value-type="string" calcext:value-type="string">
            <text:p>Gorwolyas an Runyow ogas dhe Nili Fossae</text:p>
          </table:table-cell>
          <table:table-cell office:value-type="float" office:value="74" calcext:value-type="float">
            <text:p>74</text:p>
          </table:table-cell>
          <table:table-cell table:formula="of:=IF([.F98]&gt;180;[.F98]-360;[.F98])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ESP_043011_2195</text:p>
          </table:table-cell>
          <table:table-cell table:formula="of:=&quot;http://www.uahirise.org/kw/&quot;&amp;[.B99]" office:value-type="string" office:string-value="http://www.uahirise.org/kw/ESP_043011_2195" calcext:value-type="string">
            <text:p>http://www.uahirise.org/kw/ESP_043011_2195</text:p>
          </table:table-cell>
          <table:table-cell/>
          <table:table-cell office:value-type="string" calcext:value-type="string">
            <text:p>Gorwolyas Le Strekys Nowydh</text:p>
          </table:table-cell>
          <table:table-cell office:value-type="float" office:value="149" calcext:value-type="float">
            <text:p>149</text:p>
          </table:table-cell>
          <table:table-cell table:formula="of:=IF([.F99]&gt;180;[.F99]-360;[.F99])"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ESP_043077_1405</text:p>
          </table:table-cell>
          <table:table-cell table:formula="of:=&quot;http://www.uahirise.org/kw/&quot;&amp;[.B100]" office:value-type="string" office:string-value="http://www.uahirise.org/kw/ESP_043077_1405" calcext:value-type="string">
            <text:p>http://www.uahirise.org/kw/ESP_043077_1405</text:p>
          </table:table-cell>
          <table:table-cell/>
          <table:table-cell office:value-type="string" calcext:value-type="string">
            <text:p>Manylyon Leur a Gowdoll y'n Kres-Dorlesow Dyghow</text:p>
          </table:table-cell>
          <table:table-cell office:value-type="float" office:value="157" calcext:value-type="float">
            <text:p>157</text:p>
          </table:table-cell>
          <table:table-cell table:formula="of:=IF([.F100]&gt;180;[.F100]-360;[.F100])" office:value-type="float" office:value="157" calcext:value-type="float">
            <text:p>157</text:p>
          </table:table-cell>
          <table:table-cell office:value-type="float" office:value="-39" calcext:value-type="float">
            <text:p>-3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ESP_043080_2045</text:p>
          </table:table-cell>
          <table:table-cell table:formula="of:=&quot;http://www.uahirise.org/kw/&quot;&amp;[.B101]" office:value-type="string" office:string-value="http://www.uahirise.org/kw/ESP_043080_2045" calcext:value-type="string">
            <text:p>http://www.uahirise.org/kw/ESP_043080_2045</text:p>
          </table:table-cell>
          <table:table-cell/>
          <table:table-cell office:value-type="string" calcext:value-type="string">
            <text:p>Folsyow war Leur Kowdoll ha Drummow Tewyn</text:p>
          </table:table-cell>
          <table:table-cell office:value-type="float" office:value="68" calcext:value-type="float">
            <text:p>68</text:p>
          </table:table-cell>
          <table:table-cell table:formula="of:=IF([.F101]&gt;180;[.F101]-360;[.F101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ESP_043083_1880</text:p>
          </table:table-cell>
          <table:table-cell table:formula="of:=&quot;http://www.uahirise.org/kw/&quot;&amp;[.B102]" office:value-type="string" office:string-value="http://www.uahirise.org/kw/ESP_043083_1880" calcext:value-type="string">
            <text:p>http://www.uahirise.org/kw/ESP_043083_1880</text:p>
          </table:table-cell>
          <table:table-cell/>
          <table:table-cell office:value-type="string" calcext:value-type="string">
            <text:p>Tiredh Dynyansek yn Aram Dorsum</text:p>
          </table:table-cell>
          <table:table-cell office:value-type="float" office:value="348" calcext:value-type="float">
            <text:p>348</text:p>
          </table:table-cell>
          <table:table-cell table:formula="of:=IF([.F102]&gt;180;[.F102]-360;[.F102])"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ESP_043084_1560</text:p>
          </table:table-cell>
          <table:table-cell table:formula="of:=&quot;http://www.uahirise.org/kw/&quot;&amp;[.B103]" office:value-type="string" office:string-value="http://www.uahirise.org/kw/ESP_043084_1560" calcext:value-type="string">
            <text:p>http://www.uahirise.org/kw/ESP_043084_1560</text:p>
          </table:table-cell>
          <table:table-cell office:value-type="string" calcext:value-type="string">
            <text:p><text:a xlink:href="https://www.uahirise.org/anaglyph/singula.php?ID=ESP_043084_1560" xlink:type="simple">https://www.uahirise.org/anaglyph/singula.php?ID=ESP_043084_1560</text:a></text:p>
          </table:table-cell>
          <table:table-cell office:value-type="string" calcext:value-type="string">
            <text:p>Godhes Lesans Gwann-Liwys Ogas dhe Gowdoll Eberswalde</text:p>
          </table:table-cell>
          <table:table-cell office:value-type="float" office:value="326" calcext:value-type="float">
            <text:p>326</text:p>
          </table:table-cell>
          <table:table-cell table:formula="of:=IF([.F103]&gt;180;[.F103]-360;[.F103])" office:value-type="float" office:value="-34" calcext:value-type="float">
            <text:p>-34</text:p>
          </table:table-cell>
          <table:table-cell office:value-type="float" office:value="-24" calcext:value-type="float">
            <text:p>-2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ESP_046200_1410</text:p>
          </table:table-cell>
          <table:table-cell table:formula="of:=&quot;http://www.uahirise.org/kw/&quot;&amp;[.B104]" office:value-type="string" office:string-value="http://www.uahirise.org/kw/ESP_046200_1410" calcext:value-type="string">
            <text:p>http://www.uahirise.org/kw/ESP_046200_1410</text:p>
          </table:table-cell>
          <table:table-cell office:value-type="string" calcext:value-type="string">
            <text:p><text:a xlink:href="https://www.uahirise.org/anaglyph/singula.php?ID=ESP_055206_1410" xlink:type="simple">https://www.uahirise.org/anaglyph/singula.php?ID=ESP_055206_1410</text:a></text:p>
          </table:table-cell>
          <table:table-cell office:value-type="string" calcext:value-type="string">
            <text:p>Klorid ha Tewynnow yn Terra Sirenum</text:p>
          </table:table-cell>
          <table:table-cell office:value-type="float" office:value="221" calcext:value-type="float">
            <text:p>221</text:p>
          </table:table-cell>
          <table:table-cell table:formula="of:=IF([.F104]&gt;180;[.F104]-360;[.F104])" office:value-type="float" office:value="-139" calcext:value-type="float">
            <text:p>-139</text:p>
          </table:table-cell>
          <table:table-cell office:value-type="float" office:value="-39" calcext:value-type="float">
            <text:p>-3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ESP_046200_1930</text:p>
          </table:table-cell>
          <table:table-cell table:formula="of:=&quot;http://www.uahirise.org/kw/&quot;&amp;[.B105]" office:value-type="string" office:string-value="http://www.uahirise.org/kw/ESP_046200_1930" calcext:value-type="string">
            <text:p>http://www.uahirise.org/kw/ESP_046200_1930</text:p>
          </table:table-cell>
          <table:table-cell office:value-type="string" calcext:value-type="string">
            <text:p><text:a xlink:href="https://www.uahirise.org/anaglyph/singula.php?ID=ESP_045343_1930" xlink:type="simple">https://www.uahirise.org/anaglyph/singula.php?ID=ESP_045343_1930</text:a></text:p>
          </table:table-cell>
          <table:table-cell office:value-type="string" calcext:value-type="string">
            <text:p>Stockys Ynklinys a Welidor Gwiskasek</text:p>
          </table:table-cell>
          <table:table-cell office:value-type="float" office:value="213" calcext:value-type="float">
            <text:p>213</text:p>
          </table:table-cell>
          <table:table-cell table:formula="of:=IF([.F105]&gt;180;[.F105]-360;[.F105])" office:value-type="float" office:value="-147" calcext:value-type="float">
            <text:p>-147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ESP_046201_2540</text:p>
          </table:table-cell>
          <table:table-cell table:formula="of:=&quot;http://www.uahirise.org/kw/&quot;&amp;[.B106]" office:value-type="string" office:string-value="http://www.uahirise.org/kw/ESP_046201_2540" calcext:value-type="string">
            <text:p>http://www.uahirise.org/kw/ESP_046201_2540</text:p>
          </table:table-cell>
          <table:table-cell/>
          <table:table-cell office:value-type="string" calcext:value-type="string">
            <text:p>Sampel an Tiredh y’n Kledh a Veurth</text:p>
          </table:table-cell>
          <table:table-cell office:value-type="float" office:value="174" calcext:value-type="float">
            <text:p>174</text:p>
          </table:table-cell>
          <table:table-cell table:formula="of:=IF([.F106]&gt;180;[.F106]-360;[.F106])"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ESP_046202_1555</text:p>
          </table:table-cell>
          <table:table-cell table:formula="of:=&quot;http://www.uahirise.org/kw/&quot;&amp;[.B107]" office:value-type="string" office:string-value="http://www.uahirise.org/kw/ESP_046202_1555" calcext:value-type="string">
            <text:p>http://www.uahirise.org/kw/ESP_046202_1555</text:p>
          </table:table-cell>
          <table:table-cell/>
          <table:table-cell office:value-type="string" calcext:value-type="string">
            <text:p>Kowdoll y’n Kres-Dorlesow Soth</text:p>
          </table:table-cell>
          <table:table-cell office:value-type="float" office:value="164" calcext:value-type="float">
            <text:p>164</text:p>
          </table:table-cell>
          <table:table-cell table:formula="of:=IF([.F107]&gt;180;[.F107]-360;[.F107])" office:value-type="float" office:value="164" calcext:value-type="float">
            <text:p>164</text:p>
          </table:table-cell>
          <table:table-cell office:value-type="float" office:value="-24" calcext:value-type="float">
            <text:p>-2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ESP_046203_1280</text:p>
          </table:table-cell>
          <table:table-cell table:formula="of:=&quot;http://www.uahirise.org/kw/&quot;&amp;[.B108]" office:value-type="string" office:string-value="http://www.uahirise.org/kw/ESP_046203_1280" calcext:value-type="string">
            <text:p>http://www.uahirise.org/kw/ESP_046203_1280</text:p>
          </table:table-cell>
          <table:table-cell/>
          <table:table-cell office:value-type="string" calcext:value-type="string">
            <text:p>Drumm yn Eridania Scopulus</text:p>
          </table:table-cell>
          <table:table-cell office:value-type="float" office:value="141" calcext:value-type="float">
            <text:p>141</text:p>
          </table:table-cell>
          <table:table-cell table:formula="of:=IF([.F108]&gt;180;[.F108]-360;[.F108])" office:value-type="float" office:value="141" calcext:value-type="float">
            <text:p>141</text:p>
          </table:table-cell>
          <table:table-cell office:value-type="float" office:value="-52" calcext:value-type="float">
            <text:p>-5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ESP_046203_1770</text:p>
          </table:table-cell>
          <table:table-cell table:formula="of:=&quot;http://www.uahirise.org/kw/&quot;&amp;[.B109]" office:value-type="string" office:string-value="http://www.uahirise.org/kw/ESP_046203_1770" calcext:value-type="string">
            <text:p>http://www.uahirise.org/kw/ESP_046203_1770</text:p>
          </table:table-cell>
          <table:table-cell/>
          <table:table-cell office:value-type="string" calcext:value-type="string">
            <text:p>Kanel y’n Gwelidor dhe’n Kledh a Gowdoll Gale</text:p>
          </table:table-cell>
          <table:table-cell office:value-type="float" office:value="136" calcext:value-type="float">
            <text:p>136</text:p>
          </table:table-cell>
          <table:table-cell table:formula="of:=IF([.F109]&gt;180;[.F109]-360;[.F109])"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ESP_046204_1705</text:p>
          </table:table-cell>
          <table:table-cell table:formula="of:=&quot;http://www.uahirise.org/kw/&quot;&amp;[.B110]" office:value-type="string" office:string-value="http://www.uahirise.org/kw/ESP_046204_1705" calcext:value-type="string">
            <text:p>http://www.uahirise.org/kw/ESP_046204_1705</text:p>
          </table:table-cell>
          <table:table-cell/>
          <table:table-cell office:value-type="string" calcext:value-type="string">
            <text:p>Ow korwolyas run</text:p>
          </table:table-cell>
          <table:table-cell office:value-type="float" office:value="108" calcext:value-type="float">
            <text:p>108</text:p>
          </table:table-cell>
          <table:table-cell table:formula="of:=IF([.F110]&gt;180;[.F110]-360;[.F110])"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ESP_046204_2255</text:p>
          </table:table-cell>
          <table:table-cell table:formula="of:=&quot;http://www.uahirise.org/kw/&quot;&amp;[.B111]" office:value-type="string" office:string-value="http://www.uahirise.org/kw/ESP_046204_2255" calcext:value-type="string">
            <text:p>http://www.uahirise.org/kw/ESP_046204_2255</text:p>
          </table:table-cell>
          <table:table-cell office:value-type="string" calcext:value-type="string">
            <text:p><text:a xlink:href="https://www.uahirise.org/anaglyph/singula.php?ID=ESP_028600_2255" xlink:type="simple">https://www.uahirise.org/anaglyph/singula.php?ID=ESP_028600_2255</text:a></text:p>
          </table:table-cell>
          <table:table-cell office:value-type="string" calcext:value-type="string">
            <text:p>Orth Amal an Estowlans a Gowdoll Strekys</text:p>
          </table:table-cell>
          <table:table-cell office:value-type="float" office:value="99" calcext:value-type="float">
            <text:p>99</text:p>
          </table:table-cell>
          <table:table-cell table:formula="of:=IF([.F111]&gt;180;[.F111]-360;[.F111])"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ESP_046205_1515</text:p>
          </table:table-cell>
          <table:table-cell table:formula="of:=&quot;http://www.uahirise.org/kw/&quot;&amp;[.B112]" office:value-type="string" office:string-value="http://www.uahirise.org/kw/ESP_046205_1515" calcext:value-type="string">
            <text:p>http://www.uahirise.org/kw/ESP_046205_1515</text:p>
          </table:table-cell>
          <table:table-cell office:value-type="string" calcext:value-type="string">
            <text:p><text:a xlink:href="https://www.uahirise.org/anaglyph/singula.php?ID=ESP_046205_1515" xlink:type="simple">https://www.uahirise.org/anaglyph/singula.php?ID=ESP_046205_1515</text:a></text:p>
          </table:table-cell>
          <table:table-cell office:value-type="string" calcext:value-type="string">
            <text:p>Kanolyow yn Kowdoll dhe’n North-Est a Hellas Planitia</text:p>
          </table:table-cell>
          <table:table-cell office:value-type="float" office:value="84" calcext:value-type="float">
            <text:p>84</text:p>
          </table:table-cell>
          <table:table-cell table:formula="of:=IF([.F112]&gt;180;[.F112]-360;[.F112])" office:value-type="float" office:value="84" calcext:value-type="float">
            <text:p>84</text:p>
          </table:table-cell>
          <table:table-cell office:value-type="float" office:value="-28" calcext:value-type="float">
            <text:p>-2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ESP_046205_2010</text:p>
          </table:table-cell>
          <table:table-cell table:formula="of:=&quot;http://www.uahirise.org/kw/&quot;&amp;[.B113]" office:value-type="string" office:string-value="http://www.uahirise.org/kw/ESP_046205_2010" calcext:value-type="string">
            <text:p>http://www.uahirise.org/kw/ESP_046205_2010</text:p>
          </table:table-cell>
          <table:table-cell/>
          <table:table-cell office:value-type="string" calcext:value-type="string">
            <text:p>Tiredh Karnek ogas dhe Nili Fossae</text:p>
          </table:table-cell>
          <table:table-cell office:value-type="float" office:value="77" calcext:value-type="float">
            <text:p>77</text:p>
          </table:table-cell>
          <table:table-cell table:formula="of:=IF([.F113]&gt;180;[.F113]-360;[.F113])"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ESP_046206_2060</text:p>
          </table:table-cell>
          <table:table-cell table:formula="of:=&quot;http://www.uahirise.org/kw/&quot;&amp;[.B114]" office:value-type="string" office:string-value="http://www.uahirise.org/kw/ESP_046206_2060" calcext:value-type="string">
            <text:p>http://www.uahirise.org/kw/ESP_046206_2060</text:p>
          </table:table-cell>
          <table:table-cell/>
          <table:table-cell office:value-type="string" calcext:value-type="string">
            <text:p>Pervedh a Gowdoll Flammarion</text:p>
          </table:table-cell>
          <table:table-cell office:value-type="float" office:value="48" calcext:value-type="float">
            <text:p>48</text:p>
          </table:table-cell>
          <table:table-cell table:formula="of:=IF([.F114]&gt;180;[.F114]-360;[.F114])"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ESP_046209_1390</text:p>
          </table:table-cell>
          <table:table-cell table:formula="of:=&quot;http://www.uahirise.org/kw/&quot;&amp;[.B115]" office:value-type="string" office:string-value="http://www.uahirise.org/kw/ESP_046209_1390" calcext:value-type="string">
            <text:p>http://www.uahirise.org/kw/ESP_046209_1390</text:p>
          </table:table-cell>
          <table:table-cell/>
          <table:table-cell office:value-type="string" calcext:value-type="string">
            <text:p>Tewynnow A-ji dhe Gowdoll Arkhangelsky</text:p>
          </table:table-cell>
          <table:table-cell office:value-type="float" office:value="335" calcext:value-type="float">
            <text:p>335</text:p>
          </table:table-cell>
          <table:table-cell table:formula="of:=IF([.F115]&gt;180;[.F115]-360;[.F115])" office:value-type="float" office:value="-25" calcext:value-type="float">
            <text:p>-25</text:p>
          </table:table-cell>
          <table:table-cell office:value-type="float" office:value="-41" calcext:value-type="float">
            <text:p>-4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ESP_046209_1845</text:p>
          </table:table-cell>
          <table:table-cell table:formula="of:=&quot;http://www.uahirise.org/kw/&quot;&amp;[.B116]" office:value-type="string" office:string-value="http://www.uahirise.org/kw/ESP_046209_1845" calcext:value-type="string">
            <text:p>http://www.uahirise.org/kw/ESP_046209_1845</text:p>
          </table:table-cell>
          <table:table-cell/>
          <table:table-cell office:value-type="string" calcext:value-type="string">
            <text:p>Kowdoll Ogas dhe Dheray Hydaspis</text:p>
          </table:table-cell>
          <table:table-cell office:value-type="float" office:value="330" calcext:value-type="float">
            <text:p>330</text:p>
          </table:table-cell>
          <table:table-cell table:formula="of:=IF([.F116]&gt;180;[.F116]-360;[.F116])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ESP_046210_1340</text:p>
          </table:table-cell>
          <table:table-cell table:formula="of:=&quot;http://www.uahirise.org/kw/&quot;&amp;[.B117]" office:value-type="string" office:string-value="http://www.uahirise.org/kw/ESP_046210_1340" calcext:value-type="string">
            <text:p>http://www.uahirise.org/kw/ESP_046210_1340</text:p>
          </table:table-cell>
          <table:table-cell/>
          <table:table-cell office:value-type="string" calcext:value-type="string">
            <text:p>Drummow Kromm yn Nereidum Montes</text:p>
          </table:table-cell>
          <table:table-cell office:value-type="float" office:value="309" calcext:value-type="float">
            <text:p>309</text:p>
          </table:table-cell>
          <table:table-cell table:formula="of:=IF([.F117]&gt;180;[.F117]-360;[.F117])"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ESP_046210_2070</text:p>
          </table:table-cell>
          <table:table-cell table:formula="of:=&quot;http://www.uahirise.org/kw/&quot;&amp;[.B118]" office:value-type="string" office:string-value="http://www.uahirise.org/kw/ESP_046210_2070" calcext:value-type="string">
            <text:p>http://www.uahirise.org/kw/ESP_046210_2070</text:p>
          </table:table-cell>
          <table:table-cell/>
          <table:table-cell office:value-type="string" calcext:value-type="string">
            <text:p>Lobo Vallis</text:p>
          </table:table-cell>
          <table:table-cell office:value-type="float" office:value="299" calcext:value-type="float">
            <text:p>299</text:p>
          </table:table-cell>
          <table:table-cell table:formula="of:=IF([.F118]&gt;180;[.F118]-360;[.F118])" office:value-type="float" office:value="-61" calcext:value-type="float">
            <text:p>-6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ESP_046211_1345</text:p>
          </table:table-cell>
          <table:table-cell table:formula="of:=&quot;http://www.uahirise.org/kw/&quot;&amp;[.B119]" office:value-type="string" office:string-value="http://www.uahirise.org/kw/ESP_046211_1345" calcext:value-type="string">
            <text:p>http://www.uahirise.org/kw/ESP_046211_1345</text:p>
          </table:table-cell>
          <table:table-cell/>
          <table:table-cell office:value-type="string" calcext:value-type="string">
            <text:p>Sampel Tiredh Kres-Dorles</text:p>
          </table:table-cell>
          <table:table-cell office:value-type="float" office:value="282" calcext:value-type="float">
            <text:p>282</text:p>
          </table:table-cell>
          <table:table-cell table:formula="of:=IF([.F119]&gt;180;[.F119]-360;[.F119])" office:value-type="float" office:value="-78" calcext:value-type="float">
            <text:p>-78</text:p>
          </table:table-cell>
          <table:table-cell office:value-type="float" office:value="-45" calcext:value-type="float">
            <text:p>-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ESP_046212_1970</text:p>
          </table:table-cell>
          <table:table-cell table:formula="of:=&quot;http://www.uahirise.org/kw/&quot;&amp;[.B120]" office:value-type="string" office:string-value="http://www.uahirise.org/kw/ESP_046212_1970" calcext:value-type="string">
            <text:p>http://www.uahirise.org/kw/ESP_046212_1970</text:p>
          </table:table-cell>
          <table:table-cell/>
          <table:table-cell office:value-type="string" calcext:value-type="string">
            <text:p>Tiredh y’n Ranndir Tharsis</text:p>
          </table:table-cell>
          <table:table-cell office:value-type="float" office:value="246" calcext:value-type="float">
            <text:p>246</text:p>
          </table:table-cell>
          <table:table-cell table:formula="of:=IF([.F120]&gt;180;[.F120]-360;[.F120])" office:value-type="float" office:value="-114" calcext:value-type="float">
            <text:p>-11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ESP_046213_2360</text:p>
          </table:table-cell>
          <table:table-cell table:formula="of:=&quot;http://www.uahirise.org/kw/&quot;&amp;[.B121]" office:value-type="string" office:string-value="http://www.uahirise.org/kw/ESP_046213_2360" calcext:value-type="string">
            <text:p>http://www.uahirise.org/kw/ESP_046213_2360</text:p>
          </table:table-cell>
          <table:table-cell office:value-type="string" calcext:value-type="string">
            <text:p><text:a xlink:href="https://www.uahirise.org/anaglyph/singula.php?ID=ESP_045989_2360" xlink:type="simple">https://www.uahirise.org/anaglyph/singula.php?ID=ESP_045989_2360</text:a></text:p>
          </table:table-cell>
          <table:table-cell office:value-type="string" calcext:value-type="string">
            <text:p>Tiredh Omblegys ha Ribinow Doust</text:p>
          </table:table-cell>
          <table:table-cell office:value-type="float" office:value="209" calcext:value-type="float">
            <text:p>209</text:p>
          </table:table-cell>
          <table:table-cell table:formula="of:=IF([.F121]&gt;180;[.F121]-360;[.F121])" office:value-type="float" office:value="-151" calcext:value-type="float">
            <text:p>-151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5:46:33.21642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00:13.922593451</meta:creation-date>
    <dc:date>2019-09-10T17:21:40.674420071</dc:date>
    <meta:editing-duration>PT1H52M26S</meta:editing-duration>
    <meta:editing-cycles>22</meta:editing-cycles>
    <meta:generator>LibreOffice/6.2.6.2$Linux_X86_64 LibreOffice_project/20$Build-2</meta:generator>
    <meta:document-statistic meta:table-count="1" meta:cell-count="880" meta:object-count="0"/>
  </office:meta>
</office:document-meta>
</file>